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200%" fo:margin-left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break-before="auto" fo:text-indent="0cm" fo:line-height="200%" fo:margin-left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text-indent="1.27cm" fo:line-height="200%" fo:margin-left="0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text-indent="1.27cm" fo:line-height="200%" fo:margin-left="0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text-indent="1.27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text-indent="1.27cm" fo:line-height="200%" fo:margin-left="0cm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break-before="auto" fo:text-indent="1.27cm" fo:line-height="200%" fo:margin-left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text-indent="1.27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break-before="auto" fo:text-indent="1.27cm" fo:line-height="200%" fo:margin-left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break-before="auto" fo:text-indent="0cm" fo:line-height="200%" fo:margin-left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break-before="auto" fo:text-indent="0cm" fo:line-height="200%" fo:margin-left="0cm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page" fo:text-indent="0cm" fo:line-height="200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center" fo:break-before="auto" fo:text-indent="0cm" fo:line-height="200%" fo:margin-left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text-indent="0cm" fo:line-height="200%" fo:margin-left="0cm" style:writing-mode="lr-tb"/>
    </style:style>
    <style:style style:name="T24_1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fo:background-color="#ffffff"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fo:background-color="#ffffff"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fo:background-color="#ffffff"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1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2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3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4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5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6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7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8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19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20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21" style:family="text">
      <style:text-properties fo:background-color="#ffffff" style:font-name="Verdana" fo:font-size="12pt" style:font-name-asian="Verdana" style:font-size-asian="12pt" style:font-name-complex="Verdana" style:font-size-complex="12pt"/>
    </style:style>
    <style:style style:name="T24_22" style:family="text">
      <style:text-properties fo:background-color="#ffffff" style:font-name="Verdana" fo:font-size="12pt" style:font-name-asian="Verdana" style:font-size-asian="12pt" style:font-name-complex="Verdana" style:font-size-complex="12pt"/>
    </style:style>
  </office:automatic-styles>
  <office:body>
    <office:text>
      <text:p text:style-name="P1"><text:span text:style-name="T1_1">Sunny</text:span><text:span text:style-name="T1_2"><text:s/></text:span><text:span text:style-name="T1_3">Patel</text:span></text:p>
      <text:p text:style-name="P2"><text:span text:style-name="T2_1">Professor</text:span><text:span text:style-name="T2_2"><text:s/></text:span><text:span text:style-name="T2_3">Mears</text:span></text:p>
      <text:p text:style-name="P3"><text:span text:style-name="T3_1">Evaluative</text:span><text:span text:style-name="T3_2"><text:s/></text:span><text:span text:style-name="T3_3">Essay</text:span></text:p>
      <text:p text:style-name="P4"/>
      <text:p text:style-name="P5"/>
      <text:p text:style-name="P6"><text:span text:style-name="T6_1">With</text:span><text:span text:style-name="T6_2"><text:s/></text:span><text:span text:style-name="T6_3">the</text:span><text:span text:style-name="T6_4"><text:s/></text:span><text:span text:style-name="T6_5">job</text:span><text:span text:style-name="T6_6"><text:s/></text:span><text:span text:style-name="T6_7">market</text:span><text:span text:style-name="T6_8"><text:s/></text:span><text:span text:style-name="T6_9">harder</text:span><text:span text:style-name="T6_10"><text:s/></text:span><text:span text:style-name="T6_11">than</text:span><text:span text:style-name="T6_12"><text:s/></text:span><text:span text:style-name="T6_13">ever</text:span><text:span text:style-name="T6_14"><text:s/></text:span><text:span text:style-name="T6_15">before</text:span><text:span text:style-name="T6_16"><text:s/></text:span><text:span text:style-name="T6_17">in</text:span><text:span text:style-name="T6_18"><text:s/></text:span><text:span text:style-name="T6_19">this</text:span><text:span text:style-name="T6_20"><text:s/></text:span><text:span text:style-name="T6_21">country</text:span><text:span text:style-name="T6_22">,<text:s/></text:span><text:span text:style-name="T6_23">it</text:span><text:span text:style-name="T6_24"><text:s/></text:span><text:span text:style-name="T6_25">is</text:span><text:span text:style-name="T6_26"><text:s/></text:span><text:span text:style-name="T6_27">critically</text:span><text:span text:style-name="T6_28"><text:s/></text:span><text:span text:style-name="T6_29">important</text:span><text:span text:style-name="T6_30"><text:s/></text:span><text:span text:style-name="T6_31">to</text:span><text:span text:style-name="T6_32"><text:s/></text:span><text:span text:style-name="T6_33">write</text:span><text:span text:style-name="T6_34"><text:s/></text:span><text:span text:style-name="T6_35">an</text:span><text:span text:style-name="T6_36"><text:s/></text:span><text:span text:style-name="T6_37">effective</text:span><text:span text:style-name="T6_38"><text:s/></text:span><text:span text:style-name="T6_39">resume</text:span><text:span text:style-name="T6_40"><text:s/></text:span><text:span text:style-name="T6_41">and</text:span><text:span text:style-name="T6_42"><text:s/></text:span><text:span text:style-name="T6_43">cover</text:span><text:span text:style-name="T6_44"><text:s/></text:span><text:span text:style-name="T6_45">letter</text:span><text:span text:style-name="T6_46">.<text:s text:c="2"/></text:span><text:span text:style-name="T6_47">Since</text:span><text:span text:style-name="T6_48"><text:s/></text:span><text:span text:style-name="T6_49">the</text:span><text:span text:style-name="T6_50"><text:s/></text:span><text:span text:style-name="T6_51">purpose</text:span><text:span text:style-name="T6_52"><text:s/></text:span><text:span text:style-name="T6_53">of</text:span><text:span text:style-name="T6_54"><text:s/></text:span><text:span text:style-name="T6_55">these</text:span><text:span text:style-name="T6_56"><text:s/></text:span><text:span text:style-name="T6_57">documents</text:span><text:span text:style-name="T6_58"><text:s/></text:span><text:span text:style-name="T6_59">is</text:span><text:span text:style-name="T6_60"><text:s/></text:span><text:span text:style-name="T6_61">to</text:span><text:span text:style-name="T6_62"><text:s/></text:span><text:span text:style-name="T6_63">convince</text:span><text:span text:style-name="T6_64"><text:s/></text:span><text:span text:style-name="T6_65">the</text:span><text:span text:style-name="T6_66"><text:s/></text:span><text:span text:style-name="T6_67">reader</text:span><text:span text:style-name="T6_68"><text:s/></text:span><text:span text:style-name="T6_69">that</text:span><text:span text:style-name="T6_70"><text:s/></text:span><text:span text:style-name="T6_71">you</text:span><text:span text:style-name="T6_72"><text:s/></text:span><text:span text:style-name="T6_73">are</text:span><text:span text:style-name="T6_74"><text:s/></text:span><text:span text:style-name="T6_75">fit</text:span><text:span text:style-name="T6_76"><text:s/></text:span><text:span text:style-name="T6_77">for</text:span><text:span text:style-name="T6_78"><text:s/></text:span><text:span text:style-name="T6_79">the</text:span><text:span text:style-name="T6_80"><text:s/></text:span><text:span text:style-name="T6_81">job</text:span><text:span text:style-name="T6_82">,<text:s/></text:span><text:span text:style-name="T6_83">the</text:span><text:span text:style-name="T6_84"><text:s/></text:span><text:span text:style-name="T6_85">first</text:span><text:span text:style-name="T6_86"><text:s/></text:span><text:span text:style-name="T6_87">step</text:span><text:span text:style-name="T6_88"><text:s/></text:span><text:span text:style-name="T6_89">is</text:span><text:span text:style-name="T6_90"><text:s/></text:span><text:span text:style-name="T6_91">to</text:span><text:span text:style-name="T6_92"><text:s/></text:span><text:span text:style-name="T6_93">analyze</text:span><text:span text:style-name="T6_94"><text:s/></text:span><text:span text:style-name="T6_95">who</text:span><text:span text:style-name="T6_96"><text:s/></text:span><text:span text:style-name="T6_97">your</text:span><text:span text:style-name="T6_98"><text:s/></text:span><text:span text:style-name="T6_99">audience</text:span><text:span text:style-name="T6_100"><text:s/></text:span><text:span text:style-name="T6_101">is</text:span><text:span text:style-name="T6_102">.<text:s text:c="2"/></text:span><text:span text:style-name="T6_103">Important</text:span><text:span text:style-name="T6_104"><text:s/></text:span><text:span text:style-name="T6_105">details</text:span><text:span text:style-name="T6_106"><text:s/></text:span><text:span text:style-name="T6_107">to</text:span><text:span text:style-name="T6_108"><text:s/></text:span><text:span text:style-name="T6_109">consider</text:span><text:span text:style-name="T6_110"><text:s/></text:span><text:span text:style-name="T6_111">in</text:span><text:span text:style-name="T6_112"><text:s/></text:span><text:span text:style-name="T6_113">your</text:span><text:span text:style-name="T6_114"><text:s/></text:span><text:span text:style-name="T6_115">evaluation</text:span><text:span text:style-name="T6_116"><text:s/></text:span><text:span text:style-name="T6_117">are</text:span><text:span text:style-name="T6_118"><text:s/></text:span><text:span text:style-name="T6_119">your</text:span><text:span text:style-name="T6_120"><text:s/></text:span><text:span text:style-name="T6_121">reader</text:span><text:span text:style-name="T6_122">’</text:span><text:span text:style-name="T6_123">s</text:span><text:span text:style-name="T6_124"><text:s/></text:span><text:span text:style-name="T6_125">education</text:span><text:span text:style-name="T6_126">,<text:s/></text:span><text:span text:style-name="T6_127">professional</text:span><text:span text:style-name="T6_128"><text:s/></text:span><text:span text:style-name="T6_129">experience</text:span><text:span text:style-name="T6_130">,<text:s/></text:span><text:span text:style-name="T6_131">job</text:span><text:span text:style-name="T6_132"><text:s/></text:span><text:span text:style-name="T6_133">responsibility</text:span><text:span text:style-name="T6_134">,<text:s/></text:span><text:span text:style-name="T6_135">personal</text:span><text:span text:style-name="T6_136"><text:s/></text:span><text:span text:style-name="T6_137">characteristics</text:span><text:span text:style-name="T6_138">,<text:s/></text:span><text:span text:style-name="T6_139">personal</text:span><text:span text:style-name="T6_140"><text:s/></text:span><text:span text:style-name="T6_141">preferences</text:span><text:span text:style-name="T6_142">,<text:s/></text:span><text:span text:style-name="T6_143">and</text:span><text:span text:style-name="T6_144"><text:s/></text:span><text:span text:style-name="T6_145">perhaps</text:span><text:span text:style-name="T6_146"><text:s/></text:span><text:span text:style-name="T6_147">occasionally</text:span><text:span text:style-name="T6_148"><text:s/></text:span><text:span text:style-name="T6_149">even</text:span><text:span text:style-name="T6_150"><text:s/></text:span><text:span text:style-name="T6_151">cultural</text:span><text:span text:style-name="T6_152"><text:s/></text:span><text:span text:style-name="T6_153">characteristics</text:span><text:span text:style-name="T6_154">.<text:s text:c="2"/></text:span><text:span text:style-name="T6_155">Writing</text:span><text:span text:style-name="T6_156"><text:s/></text:span><text:span text:style-name="T6_157">while</text:span><text:span text:style-name="T6_158"><text:s/></text:span><text:span text:style-name="T6_159">keeping</text:span><text:span text:style-name="T6_160"><text:s/></text:span><text:span text:style-name="T6_161">this</text:span><text:span text:style-name="T6_162"><text:s/></text:span><text:span text:style-name="T6_163">information</text:span><text:span text:style-name="T6_164"><text:s/></text:span><text:span text:style-name="T6_165">in</text:span><text:span text:style-name="T6_166"><text:s/></text:span><text:span text:style-name="T6_167">mind</text:span><text:span text:style-name="T6_168"><text:s/></text:span><text:span text:style-name="T6_169">will</text:span><text:span text:style-name="T6_170"><text:s/></text:span><text:span text:style-name="T6_171">help</text:span><text:span text:style-name="T6_172"><text:s/></text:span><text:span text:style-name="T6_173">appeal</text:span><text:span text:style-name="T6_174"><text:s/></text:span><text:span text:style-name="T6_175">to</text:span><text:span text:style-name="T6_176"><text:s/></text:span><text:span text:style-name="T6_177">the</text:span><text:span text:style-name="T6_178"><text:s/></text:span><text:span text:style-name="T6_179">reader</text:span><text:span text:style-name="T6_180">’</text:span><text:span text:style-name="T6_181">s</text:span><text:span text:style-name="T6_182"><text:s text:c="2"/></text:span><text:span text:style-name="T6_183">final</text:span><text:span text:style-name="T6_184"><text:s/></text:span><text:span text:style-name="T6_185">decision</text:span><text:span text:style-name="T6_186"><text:s/></text:span><text:span text:style-name="T6_187">making</text:span><text:span text:style-name="T6_188">.<text:s text:c="2"/></text:span></text:p>
      <text:p text:style-name="P7"/>
      <text:p text:style-name="P8"><text:span text:style-name="T8_1">Another</text:span><text:span text:style-name="T8_2"><text:s/></text:span><text:span text:style-name="T8_3">important</text:span><text:span text:style-name="T8_4"><text:s/></text:span><text:span text:style-name="T8_5">question</text:span><text:span text:style-name="T8_6"><text:s/></text:span><text:span text:style-name="T8_7">to</text:span><text:span text:style-name="T8_8"><text:s/></text:span><text:span text:style-name="T8_9">ask</text:span><text:span text:style-name="T8_10"><text:s/></text:span><text:span text:style-name="T8_11">is</text:span><text:span text:style-name="T8_12"><text:s/></text:span><text:span text:style-name="T8_13">how</text:span><text:span text:style-name="T8_14"><text:s/></text:span><text:span text:style-name="T8_15">will</text:span><text:span text:style-name="T8_16"><text:s/></text:span><text:span text:style-name="T8_17">my</text:span><text:span text:style-name="T8_18"><text:s/></text:span><text:span text:style-name="T8_19">readers</text:span><text:span text:style-name="T8_20"><text:s/></text:span><text:span text:style-name="T8_21">read</text:span><text:span text:style-name="T8_22"><text:s/></text:span><text:span text:style-name="T8_23">my</text:span><text:span text:style-name="T8_24"><text:s/></text:span><text:span text:style-name="T8_25">resume</text:span><text:span text:style-name="T8_26"><text:s/></text:span><text:span text:style-name="T8_27">and</text:span><text:span text:style-name="T8_28"><text:s/></text:span><text:span text:style-name="T8_29">cover</text:span><text:span text:style-name="T8_30"><text:s/></text:span><text:span text:style-name="T8_31">letter</text:span><text:span text:style-name="T8_32">,<text:s/></text:span><text:span text:style-name="T8_33">since</text:span><text:span text:style-name="T8_34"><text:s/></text:span><text:span text:style-name="T8_35">there</text:span><text:span text:style-name="T8_36"><text:s/></text:span><text:span text:style-name="T8_37">are</text:span><text:span text:style-name="T8_38"><text:s/></text:span><text:span text:style-name="T8_39">probably</text:span><text:span text:style-name="T8_40"><text:s/></text:span><text:span text:style-name="T8_41">dozens</text:span><text:span text:style-name="T8_42"><text:s/></text:span><text:span text:style-name="T8_43">of</text:span><text:span text:style-name="T8_44"><text:s/></text:span><text:span text:style-name="T8_45">applicants</text:span><text:span text:style-name="T8_46"><text:s/></text:span><text:span text:style-name="T8_47">for</text:span><text:span text:style-name="T8_48"><text:s/></text:span><text:span text:style-name="T8_49">the</text:span><text:span text:style-name="T8_50"><text:s/></text:span><text:span text:style-name="T8_51">very</text:span><text:span text:style-name="T8_52"><text:s/></text:span><text:span text:style-name="T8_53">same</text:span><text:span text:style-name="T8_54"><text:s/></text:span><text:span text:style-name="T8_55">position</text:span><text:span text:style-name="T8_56"><text:s/></text:span><text:span text:style-name="T8_57">the</text:span><text:span text:style-name="T8_58"><text:s/></text:span><text:span text:style-name="T8_59">human</text:span><text:span text:style-name="T8_60"><text:s/></text:span><text:span text:style-name="T8_61">resources</text:span><text:span text:style-name="T8_62"><text:s/></text:span><text:span text:style-name="T8_63">manager</text:span><text:span text:style-name="T8_64"><text:s/></text:span><text:span text:style-name="T8_65">probably</text:span><text:span text:style-name="T8_66"><text:s/></text:span><text:span text:style-name="T8_67">does</text:span><text:span text:style-name="T8_68"><text:s/></text:span><text:span text:style-name="T8_69">not</text:span><text:span text:style-name="T8_70"><text:s/></text:span><text:span text:style-name="T8_71">have</text:span><text:span text:style-name="T8_72"><text:s/></text:span><text:span text:style-name="T8_73">the</text:span><text:span text:style-name="T8_74"><text:s/></text:span><text:span text:style-name="T8_75">time</text:span><text:span text:style-name="T8_76"><text:s/></text:span><text:span text:style-name="T8_77">to</text:span><text:span text:style-name="T8_78"><text:s/></text:span><text:span text:style-name="T8_79">thoroughly</text:span><text:span text:style-name="T8_80"><text:s/></text:span><text:span text:style-name="T8_81">read</text:span><text:span text:style-name="T8_82"><text:s/></text:span><text:span text:style-name="T8_83">through</text:span><text:span text:style-name="T8_84"><text:s/></text:span><text:span text:style-name="T8_85">the</text:span><text:span text:style-name="T8_86"><text:s/></text:span><text:span text:style-name="T8_87">entire</text:span><text:span text:style-name="T8_88"><text:s/></text:span><text:span text:style-name="T8_89">resume</text:span><text:span text:style-name="T8_90"><text:s/></text:span><text:span text:style-name="T8_91">and</text:span><text:span text:style-name="T8_92"><text:s/></text:span><text:span text:style-name="T8_93">cover</text:span><text:span text:style-name="T8_94"><text:s/></text:span><text:span text:style-name="T8_95">letter</text:span><text:span text:style-name="T8_96">.<text:s text:c="2"/></text:span><text:span text:style-name="T8_97">Knowing</text:span><text:span text:style-name="T8_98"><text:s/></text:span><text:span text:style-name="T8_99">that</text:span><text:span text:style-name="T8_100"><text:s/></text:span><text:span text:style-name="T8_101">our</text:span><text:span text:style-name="T8_102"><text:s/></text:span><text:span text:style-name="T8_103">reader</text:span><text:span text:style-name="T8_104"><text:s/></text:span><text:span text:style-name="T8_105">will</text:span><text:span text:style-name="T8_106"><text:s/></text:span><text:span text:style-name="T8_107">most</text:span><text:span text:style-name="T8_108"><text:s/></text:span><text:span text:style-name="T8_109">likely</text:span><text:span text:style-name="T8_110"><text:s/></text:span><text:span text:style-name="T8_111">skim</text:span><text:span text:style-name="T8_112"><text:s/></text:span><text:span text:style-name="T8_113">the</text:span><text:span text:style-name="T8_114"><text:s/></text:span><text:span text:style-name="T8_115">document</text:span><text:span text:style-name="T8_116">,<text:s/></text:span><text:span text:style-name="T8_117">we</text:span><text:span text:style-name="T8_118"><text:s/></text:span><text:span text:style-name="T8_119">can</text:span><text:span text:style-name="T8_120"><text:s/></text:span><text:span text:style-name="T8_121">organize</text:span><text:span text:style-name="T8_122"><text:s/></text:span><text:span text:style-name="T8_123">the</text:span><text:span text:style-name="T8_124"><text:s/></text:span><text:span text:style-name="T8_125">document</text:span><text:span text:style-name="T8_126"><text:s/></text:span><text:span text:style-name="T8_127">accordingly</text:span><text:span text:style-name="T8_128">.<text:s text:c="2"/></text:span><text:span text:style-name="T8_129">My</text:span><text:span text:style-name="T8_130"><text:s/></text:span><text:span text:style-name="T8_131">resume</text:span><text:span text:style-name="T8_132"><text:s/></text:span><text:span text:style-name="T8_133">is</text:span><text:span text:style-name="T8_134"><text:s/></text:span><text:span text:style-name="T8_135">organized</text:span><text:span text:style-name="T8_136"><text:s/></text:span><text:span text:style-name="T8_137">so</text:span><text:span text:style-name="T8_138"><text:s/></text:span><text:span text:style-name="T8_139">that</text:span><text:span text:style-name="T8_140"><text:s/></text:span><text:span text:style-name="T8_141">all</text:span><text:span text:style-name="T8_142"><text:s/></text:span><text:span text:style-name="T8_143">the</text:span><text:span text:style-name="T8_144"><text:s/></text:span><text:span text:style-name="T8_145">important</text:span><text:span text:style-name="T8_146"><text:s/></text:span><text:span text:style-name="T8_147">experiences</text:span><text:span text:style-name="T8_148"><text:s/></text:span><text:span text:style-name="T8_149">are</text:span><text:span text:style-name="T8_150"><text:s/></text:span><text:span text:style-name="T8_151">listed</text:span><text:span text:style-name="T8_152"><text:s/></text:span><text:span text:style-name="T8_153">further</text:span><text:span text:style-name="T8_154"><text:s/></text:span><text:span text:style-name="T8_155">at</text:span><text:span text:style-name="T8_156"><text:s/></text:span><text:span text:style-name="T8_157">the</text:span><text:span text:style-name="T8_158"><text:s/></text:span><text:span text:style-name="T8_159">top</text:span><text:span text:style-name="T8_160">,<text:s/></text:span><text:span text:style-name="T8_161">furthermore</text:span><text:span text:style-name="T8_162"><text:s/></text:span><text:span text:style-name="T8_163">I</text:span><text:span text:style-name="T8_164"><text:s/></text:span><text:span text:style-name="T8_165">have</text:span><text:span text:style-name="T8_166"><text:s/></text:span><text:span text:style-name="T8_167">bolded</text:span><text:span text:style-name="T8_168"><text:s/></text:span><text:span text:style-name="T8_169">keywords</text:span><text:span text:style-name="T8_170"><text:s/></text:span><text:span text:style-name="T8_171">that</text:span><text:span text:style-name="T8_172"><text:s/></text:span><text:span text:style-name="T8_173">make</text:span><text:span text:style-name="T8_174"><text:s/></text:span><text:span text:style-name="T8_175">it</text:span><text:span text:style-name="T8_176"><text:s/></text:span><text:span text:style-name="T8_177">easier</text:span><text:span text:style-name="T8_178"><text:s/></text:span><text:span text:style-name="T8_179">for</text:span><text:span text:style-name="T8_180"><text:s/></text:span><text:span text:style-name="T8_181">readers</text:span><text:span text:style-name="T8_182"><text:s/></text:span><text:span text:style-name="T8_183">to</text:span><text:span text:style-name="T8_184"><text:s/></text:span><text:span text:style-name="T8_185">find</text:span><text:span text:style-name="T8_186"><text:s/></text:span><text:span text:style-name="T8_187">the</text:span><text:span text:style-name="T8_188"><text:s/></text:span><text:span text:style-name="T8_189">details</text:span><text:span text:style-name="T8_190"><text:s/></text:span><text:span text:style-name="T8_191">they</text:span><text:span text:style-name="T8_192"><text:s/></text:span><text:span text:style-name="T8_193">are</text:span><text:span text:style-name="T8_194"><text:s/></text:span><text:span text:style-name="T8_195">looking</text:span><text:span text:style-name="T8_196"><text:s/></text:span><text:span text:style-name="T8_197">for</text:span><text:span text:style-name="T8_198"><text:s/></text:span><text:span text:style-name="T8_199">very</text:span><text:span text:style-name="T8_200"><text:s/></text:span><text:span text:style-name="T8_201">quickly</text:span><text:span text:style-name="T8_202"><text:s/>(</text:span><text:span text:style-name="T8_203">Markel</text:span><text:span text:style-name="T8_204"><text:s/>406).<text:s text:c="2"/></text:span></text:p>
      <text:p text:style-name="P9"/>
      <text:p text:style-name="P10"/>
      <text:p text:style-name="P11"/>
      <text:p text:style-name="P12"><text:span text:style-name="T12_1">It</text:span><text:span text:style-name="T12_2"><text:s/></text:span><text:span text:style-name="T12_3">is</text:span><text:span text:style-name="T12_4"><text:s/></text:span><text:span text:style-name="T12_5">important</text:span><text:span text:style-name="T12_6"><text:s/></text:span><text:span text:style-name="T12_7">to</text:span><text:span text:style-name="T12_8"><text:s/></text:span><text:span text:style-name="T12_9">note</text:span><text:span text:style-name="T12_10"><text:s/></text:span><text:span text:style-name="T12_11">that</text:span><text:span text:style-name="T12_12"><text:s/></text:span><text:span text:style-name="T12_13">while</text:span><text:span text:style-name="T12_14"><text:s/></text:span><text:span text:style-name="T12_15">analyzing</text:span><text:span text:style-name="T12_16"><text:s/></text:span><text:span text:style-name="T12_17">your</text:span><text:span text:style-name="T12_18"><text:s/></text:span><text:span text:style-name="T12_19">audience</text:span><text:span text:style-name="T12_20"><text:s/></text:span><text:span text:style-name="T12_21">is</text:span><text:span text:style-name="T12_22"><text:s/></text:span><text:span text:style-name="T12_23">important</text:span><text:span text:style-name="T12_24">,<text:s/></text:span><text:span text:style-name="T12_25">that</text:span><text:span text:style-name="T12_26"><text:s/></text:span><text:span text:style-name="T12_27">is</text:span><text:span text:style-name="T12_28"><text:s/></text:span><text:span text:style-name="T12_29">only</text:span><text:span text:style-name="T12_30"><text:s/></text:span><text:span text:style-name="T12_31">a</text:span><text:span text:style-name="T12_32"><text:s/></text:span><text:span text:style-name="T12_33">part</text:span><text:span text:style-name="T12_34"><text:s/></text:span><text:span text:style-name="T12_35">of</text:span><text:span text:style-name="T12_36"><text:s/></text:span><text:span text:style-name="T12_37">a</text:span><text:span text:style-name="T12_38"><text:s/></text:span><text:span text:style-name="T12_39">bigger</text:span><text:span text:style-name="T12_40"><text:s/></text:span><text:span text:style-name="T12_41">whole</text:span><text:span text:style-name="T12_42">.<text:s text:c="2"/></text:span><text:span text:style-name="T12_43">Managers</text:span><text:span text:style-name="T12_44"><text:s/></text:span><text:span text:style-name="T12_45">are</text:span><text:span text:style-name="T12_46"><text:s/></text:span><text:span text:style-name="T12_47">more</text:span><text:span text:style-name="T12_48"><text:s/></text:span><text:span text:style-name="T12_49">likely</text:span><text:span text:style-name="T12_50"><text:s/></text:span><text:span text:style-name="T12_51">to</text:span><text:span text:style-name="T12_52"><text:s/></text:span><text:span text:style-name="T12_53">offer</text:span><text:span text:style-name="T12_54"><text:s/></text:span><text:span text:style-name="T12_55">a</text:span><text:span text:style-name="T12_56"><text:s/></text:span><text:span text:style-name="T12_57">position</text:span><text:span text:style-name="T12_58"><text:s/></text:span><text:span text:style-name="T12_59">to</text:span><text:span text:style-name="T12_60"><text:s/></text:span><text:span text:style-name="T12_61">the</text:span><text:span text:style-name="T12_62"><text:s/></text:span><text:span text:style-name="T12_63">candidate</text:span><text:span text:style-name="T12_64"><text:s/></text:span><text:span text:style-name="T12_65">with</text:span><text:span text:style-name="T12_66"><text:s/></text:span><text:span text:style-name="T12_67">similar</text:span><text:span text:style-name="T12_68"><text:s/></text:span><text:span text:style-name="T12_69">goals</text:span><text:span text:style-name="T12_70"><text:s/></text:span><text:span text:style-name="T12_71">as</text:span><text:span text:style-name="T12_72"><text:s/></text:span><text:span text:style-name="T12_73">the</text:span><text:span text:style-name="T12_74"><text:s/></text:span><text:span text:style-name="T12_75">company</text:span><text:span text:style-name="T12_76"><text:s/></text:span><text:span text:style-name="T12_77">than</text:span><text:span text:style-name="T12_78"><text:s/></text:span><text:span text:style-name="T12_79">the</text:span><text:span text:style-name="T12_80"><text:s/></text:span><text:span text:style-name="T12_81">candidate</text:span><text:span text:style-name="T12_82"><text:s/></text:span><text:span text:style-name="T12_83">with</text:span><text:span text:style-name="T12_84"><text:s/></text:span><text:span text:style-name="T12_85">better</text:span><text:span text:style-name="T12_86"><text:s/></text:span><text:span text:style-name="T12_87">skills</text:span><text:span text:style-name="T12_88">,<text:s/></text:span><text:span text:style-name="T12_89">better</text:span><text:span text:style-name="T12_90"><text:s/></text:span><text:span text:style-name="T12_91">recommendations</text:span><text:span text:style-name="T12_92"><text:s/></text:span><text:span text:style-name="T12_93">but</text:span><text:span text:style-name="T12_94"><text:s/></text:span><text:span text:style-name="T12_95">different</text:span><text:span text:style-name="T12_96"><text:s/></text:span><text:span text:style-name="T12_97">objectives</text:span><text:span text:style-name="T12_98">.<text:s/></text:span><text:span text:style-name="T12_99">Effective</text:span><text:span text:style-name="T12_100"><text:s/></text:span><text:span text:style-name="T12_101">persuasion</text:span><text:span text:style-name="T12_102"><text:s/></text:span><text:span text:style-name="T12_103">has</text:span><text:span text:style-name="T12_104"><text:s/></text:span><text:span text:style-name="T12_105">many</text:span><text:span text:style-name="T12_106"><text:s/></text:span><text:span text:style-name="T12_107">techniques</text:span><text:span text:style-name="T12_108">,<text:s/></text:span><text:span text:style-name="T12_109">one</text:span><text:span text:style-name="T12_110"><text:s/></text:span><text:span text:style-name="T12_111">of</text:span><text:span text:style-name="T12_112"><text:s/></text:span><text:span text:style-name="T12_113">which</text:span><text:span text:style-name="T12_114"><text:s/></text:span><text:span text:style-name="T12_115">is</text:span><text:span text:style-name="T12_116"><text:s/></text:span><text:span text:style-name="T12_117">recognizing</text:span><text:span text:style-name="T12_118"><text:s/></text:span><text:span text:style-name="T12_119">your</text:span><text:span text:style-name="T12_120"><text:s/></text:span><text:span text:style-name="T12_121">reader</text:span><text:span text:style-name="T12_122">’</text:span><text:span text:style-name="T12_123">s</text:span><text:span text:style-name="T12_124"><text:s/></text:span><text:span text:style-name="T12_125">broader</text:span><text:span text:style-name="T12_126"><text:s/></text:span><text:span text:style-name="T12_127">goals</text:span><text:span text:style-name="T12_128"><text:s/>(</text:span><text:span text:style-name="T12_129">Markel</text:span><text:span text:style-name="T12_130"><text:s/>184).<text:s text:c="2"/></text:span><text:span text:style-name="T12_131">In</text:span><text:span text:style-name="T12_132"><text:s/></text:span><text:span text:style-name="T12_133">this</text:span><text:span text:style-name="T12_134"><text:s/></text:span><text:span text:style-name="T12_135">case</text:span><text:span text:style-name="T12_136"><text:s/></text:span><text:span text:style-name="T12_137">the</text:span><text:span text:style-name="T12_138"><text:s/></text:span><text:span text:style-name="T12_139">reader</text:span><text:span text:style-name="T12_140"><text:s/></text:span><text:span text:style-name="T12_141">being</text:span><text:span text:style-name="T12_142"><text:s/></text:span><text:span text:style-name="T12_143">the</text:span><text:span text:style-name="T12_144"><text:s/></text:span><text:span text:style-name="T12_145">manager</text:span><text:span text:style-name="T12_146"><text:s/></text:span><text:span text:style-name="T12_147">will</text:span><text:span text:style-name="T12_148"><text:s/></text:span><text:span text:style-name="T12_149">be</text:span><text:span text:style-name="T12_150"><text:s/></text:span><text:span text:style-name="T12_151">looking</text:span><text:span text:style-name="T12_152"><text:s/></text:span><text:span text:style-name="T12_153">for</text:span><text:span text:style-name="T12_154"><text:s/></text:span><text:span text:style-name="T12_155">someone</text:span><text:span text:style-name="T12_156"><text:s/></text:span><text:span text:style-name="T12_157">who</text:span><text:span text:style-name="T12_158"><text:s/></text:span><text:span text:style-name="T12_159">can</text:span><text:span text:style-name="T12_160"><text:s/></text:span><text:span text:style-name="T12_161">help</text:span><text:span text:style-name="T12_162"><text:s/></text:span><text:span text:style-name="T12_163">the</text:span><text:span text:style-name="T12_164"><text:s/></text:span><text:span text:style-name="T12_165">company</text:span><text:span text:style-name="T12_166"><text:s/></text:span><text:span text:style-name="T12_167">reach</text:span><text:span text:style-name="T12_168"><text:s/></text:span><text:span text:style-name="T12_169">their</text:span><text:span text:style-name="T12_170"><text:s/></text:span><text:span text:style-name="T12_171">mission</text:span><text:span text:style-name="T12_172"><text:s/></text:span><text:span text:style-name="T12_173">goals</text:span><text:span text:style-name="T12_174">.<text:s text:c="2"/></text:span><text:span text:style-name="T12_175">Once</text:span><text:span text:style-name="T12_176"><text:s/></text:span><text:span text:style-name="T12_177">I</text:span><text:span text:style-name="T12_178"><text:s/></text:span><text:span text:style-name="T12_179">have</text:span><text:span text:style-name="T12_180"><text:s/></text:span><text:span text:style-name="T12_181">conducted</text:span><text:span text:style-name="T12_182"><text:s/></text:span><text:span text:style-name="T12_183">my</text:span><text:span text:style-name="T12_184"><text:s/></text:span><text:span text:style-name="T12_185">secondary</text:span><text:span text:style-name="T12_186"><text:s/></text:span><text:span text:style-name="T12_187">research</text:span><text:span text:style-name="T12_188"><text:s/></text:span><text:span text:style-name="T12_189">through</text:span><text:span text:style-name="T12_190"><text:s/></text:span><text:span text:style-name="T12_191">reading</text:span><text:span text:style-name="T12_192"><text:s/></text:span><text:span text:style-name="T12_193">news</text:span><text:span text:style-name="T12_194"><text:s/></text:span><text:span text:style-name="T12_195">articles</text:span><text:span text:style-name="T12_196"><text:s/></text:span><text:span text:style-name="T12_197">and</text:span><text:span text:style-name="T12_198"><text:s/></text:span><text:span text:style-name="T12_199">reading</text:span><text:span text:style-name="T12_200"><text:s/></text:span><text:span text:style-name="T12_201">the</text:span><text:span text:style-name="T12_202"><text:s/></text:span><text:span text:style-name="T12_203">company</text:span><text:span text:style-name="T12_204">’</text:span><text:span text:style-name="T12_205">s</text:span><text:span text:style-name="T12_206"><text:s/></text:span><text:span text:style-name="T12_207">mission</text:span><text:span text:style-name="T12_208">,<text:s/></text:span><text:span text:style-name="T12_209">I</text:span><text:span text:style-name="T12_210"><text:s/></text:span><text:span text:style-name="T12_211">have</text:span><text:span text:style-name="T12_212"><text:s/></text:span><text:span text:style-name="T12_213">a</text:span><text:span text:style-name="T12_214"><text:s/></text:span><text:span text:style-name="T12_215">clear</text:span><text:span text:style-name="T12_216"><text:s/></text:span><text:span text:style-name="T12_217">idea</text:span><text:span text:style-name="T12_218"><text:s/></text:span><text:span text:style-name="T12_219">of</text:span><text:span text:style-name="T12_220"><text:s/></text:span><text:span text:style-name="T12_221">what</text:span><text:span text:style-name="T12_222"><text:s/></text:span><text:span text:style-name="T12_223">characteristics</text:span><text:span text:style-name="T12_224"><text:s/></text:span><text:span text:style-name="T12_225">the</text:span><text:span text:style-name="T12_226"><text:s/></text:span><text:span text:style-name="T12_227">managers</text:span><text:span text:style-name="T12_228"><text:s/></text:span><text:span text:style-name="T12_229">will</text:span><text:span text:style-name="T12_230"><text:s/></text:span><text:span text:style-name="T12_231">be</text:span><text:span text:style-name="T12_232"><text:s/></text:span><text:span text:style-name="T12_233">looking</text:span><text:span text:style-name="T12_234"><text:s/></text:span><text:span text:style-name="T12_235">for</text:span><text:span text:style-name="T12_236"><text:s/></text:span><text:span text:style-name="T12_237">in</text:span><text:span text:style-name="T12_238"><text:s/></text:span><text:span text:style-name="T12_239">a</text:span><text:span text:style-name="T12_240"><text:s/></text:span><text:span text:style-name="T12_241">candidate</text:span><text:span text:style-name="T12_242">.<text:s/></text:span><text:span text:style-name="T12_243">With</text:span><text:span text:style-name="T12_244"><text:s/></text:span><text:span text:style-name="T12_245">this</text:span><text:span text:style-name="T12_246"><text:s/></text:span><text:span text:style-name="T12_247">new</text:span><text:span text:style-name="T12_248"><text:s/></text:span><text:span text:style-name="T12_249">arsenal</text:span><text:span text:style-name="T12_250"><text:s/></text:span><text:span text:style-name="T12_251">of</text:span><text:span text:style-name="T12_252"><text:s/></text:span><text:span text:style-name="T12_253">researched</text:span><text:span text:style-name="T12_254"><text:s/></text:span><text:span text:style-name="T12_255">information</text:span><text:span text:style-name="T12_256">,<text:s/></text:span><text:span text:style-name="T12_257">I</text:span><text:span text:style-name="T12_258"><text:s/></text:span><text:span text:style-name="T12_259">can</text:span><text:span text:style-name="T12_260"><text:s/></text:span><text:span text:style-name="T12_261">begin</text:span><text:span text:style-name="T12_262"><text:s/></text:span><text:span text:style-name="T12_263">writing</text:span><text:span text:style-name="T12_264"><text:s/></text:span><text:span text:style-name="T12_265">a</text:span><text:span text:style-name="T12_266"><text:s/></text:span><text:span text:style-name="T12_267">coherent</text:span><text:span text:style-name="T12_268"><text:s/></text:span><text:span text:style-name="T12_269">resume</text:span><text:span text:style-name="T12_270"><text:s/></text:span><text:span text:style-name="T12_271">and</text:span><text:span text:style-name="T12_272"><text:s/></text:span><text:span text:style-name="T12_273">cover</text:span><text:span text:style-name="T12_274"><text:s/></text:span><text:span text:style-name="T12_275">letter</text:span><text:span text:style-name="T12_276"><text:s/></text:span><text:span text:style-name="T12_277">geared</text:span><text:span text:style-name="T12_278"><text:s/></text:span><text:span text:style-name="T12_279">towards</text:span><text:span text:style-name="T12_280"><text:s/></text:span><text:span text:style-name="T12_281">my</text:span><text:span text:style-name="T12_282"><text:s/></text:span><text:span text:style-name="T12_283">readers</text:span><text:span text:style-name="T12_284">’<text:s/></text:span><text:span text:style-name="T12_285">expectations</text:span><text:span text:style-name="T12_286">.</text:span></text:p>
      <text:p text:style-name="P13"/>
      <text:p text:style-name="P14"><text:span text:style-name="T14_1">Since</text:span><text:span text:style-name="T14_2"><text:s/></text:span><text:span text:style-name="T14_3">I</text:span><text:span text:style-name="T14_4"><text:s/></text:span><text:span text:style-name="T14_5">know</text:span><text:span text:style-name="T14_6"><text:s/></text:span><text:span text:style-name="T14_7">that</text:span><text:span text:style-name="T14_8"><text:s/></text:span><text:span text:style-name="T14_9">my</text:span><text:span text:style-name="T14_10"><text:s/></text:span><text:span text:style-name="T14_11">reader</text:span><text:span text:style-name="T14_12"><text:s/></text:span><text:span text:style-name="T14_13">most</text:span><text:span text:style-name="T14_14"><text:s/></text:span><text:span text:style-name="T14_15">likely</text:span><text:span text:style-name="T14_16"><text:s/></text:span><text:span text:style-name="T14_17">won</text:span><text:span text:style-name="T14_18">’</text:span><text:span text:style-name="T14_19">t</text:span><text:span text:style-name="T14_20"><text:s/></text:span><text:span text:style-name="T14_21">read</text:span><text:span text:style-name="T14_22"><text:s/></text:span><text:span text:style-name="T14_23">every</text:span><text:span text:style-name="T14_24"><text:s/></text:span><text:span text:style-name="T14_25">single</text:span><text:span text:style-name="T14_26"><text:s/></text:span><text:span text:style-name="T14_27">word</text:span><text:span text:style-name="T14_28"><text:s/></text:span><text:span text:style-name="T14_29">thoroughly</text:span><text:span text:style-name="T14_30"><text:s/></text:span><text:span text:style-name="T14_31">I</text:span><text:span text:style-name="T14_32"><text:s/></text:span><text:span text:style-name="T14_33">will</text:span><text:span text:style-name="T14_34"><text:s/></text:span><text:span text:style-name="T14_35">want</text:span><text:span text:style-name="T14_36"><text:s/></text:span><text:span text:style-name="T14_37">to</text:span><text:span text:style-name="T14_38"><text:s/></text:span><text:span text:style-name="T14_39">make</text:span><text:span text:style-name="T14_40"><text:s/></text:span><text:span text:style-name="T14_41">effective</text:span><text:span text:style-name="T14_42"><text:s/></text:span><text:span text:style-name="T14_43">use</text:span><text:span text:style-name="T14_44"><text:s/></text:span><text:span text:style-name="T14_45">of</text:span><text:span text:style-name="T14_46"><text:s/></text:span><text:span text:style-name="T14_47">lists</text:span><text:span text:style-name="T14_48">.<text:s text:c="2"/></text:span><text:span text:style-name="T14_49">While</text:span><text:span text:style-name="T14_50"><text:s/></text:span><text:span text:style-name="T14_51">academic</text:span><text:span text:style-name="T14_52"><text:s/></text:span><text:span text:style-name="T14_53">writing</text:span><text:span text:style-name="T14_54"><text:s/></text:span><text:span text:style-name="T14_55">typically</text:span><text:span text:style-name="T14_56"><text:s/></text:span><text:span text:style-name="T14_57">consists</text:span><text:span text:style-name="T14_58"><text:s/></text:span><text:span text:style-name="T14_59">of</text:span><text:span text:style-name="T14_60"><text:s/></text:span><text:span text:style-name="T14_61">traditional</text:span><text:span text:style-name="T14_62"><text:s/></text:span><text:span text:style-name="T14_63">paragraphs</text:span><text:span text:style-name="T14_64">,<text:s/></text:span><text:span text:style-name="T14_65">documents</text:span><text:span text:style-name="T14_66"><text:s/></text:span><text:span text:style-name="T14_67">for</text:span><text:span text:style-name="T14_68"><text:s/></text:span><text:span text:style-name="T14_69">jobs</text:span><text:span text:style-name="T14_70"><text:s/></text:span><text:span text:style-name="T14_71">applications</text:span><text:span text:style-name="T14_72"><text:s/></text:span><text:span text:style-name="T14_73">can</text:span><text:span text:style-name="T14_74"><text:s/></text:span><text:span text:style-name="T14_75">often</text:span><text:span text:style-name="T14_76"><text:s/></text:span><text:span text:style-name="T14_77">include</text:span><text:span text:style-name="T14_78"><text:s/></text:span><text:span text:style-name="T14_79">well</text:span><text:span text:style-name="T14_80"><text:s/></text:span><text:span text:style-name="T14_81">structured</text:span><text:span text:style-name="T14_82"><text:s/></text:span><text:span text:style-name="T14_83">lists</text:span><text:span text:style-name="T14_84">.<text:s text:c="2"/></text:span><text:span text:style-name="T14_85">Lists</text:span><text:span text:style-name="T14_86"><text:s/></text:span><text:span text:style-name="T14_87">can</text:span><text:span text:style-name="T14_88"><text:s/></text:span><text:span text:style-name="T14_89">be</text:span><text:span text:style-name="T14_90"><text:s/></text:span><text:span text:style-name="T14_91">especially</text:span><text:span text:style-name="T14_92"><text:s/></text:span><text:span text:style-name="T14_93">effective</text:span><text:span text:style-name="T14_94"><text:s/></text:span><text:span text:style-name="T14_95">in</text:span><text:span text:style-name="T14_96"><text:s/></text:span><text:span text:style-name="T14_97">organizing</text:span><text:span text:style-name="T14_98"><text:s/></text:span><text:span text:style-name="T14_99">itemized</text:span><text:span text:style-name="T14_100"><text:s/></text:span><text:span text:style-name="T14_101">information</text:span><text:span text:style-name="T14_102">.<text:s text:c="2"/></text:span><text:span text:style-name="T14_103">Using</text:span><text:span text:style-name="T14_104"><text:s/></text:span><text:span text:style-name="T14_105">lists</text:span><text:span text:style-name="T14_106"><text:s/></text:span><text:span text:style-name="T14_107">instead</text:span><text:span text:style-name="T14_108"><text:s/></text:span><text:span text:style-name="T14_109">of</text:span><text:span text:style-name="T14_110"><text:s/></text:span><text:span text:style-name="T14_111">paragraphs</text:span><text:span text:style-name="T14_112"><text:s/></text:span><text:span text:style-name="T14_113">helps</text:span><text:span text:style-name="T14_114"><text:s/></text:span><text:span text:style-name="T14_115">the</text:span><text:span text:style-name="T14_116"><text:s/></text:span><text:span text:style-name="T14_117">reader</text:span><text:span text:style-name="T14_118"><text:s/></text:span><text:span text:style-name="T14_119">absorb</text:span><text:span text:style-name="T14_120"><text:s/></text:span><text:span text:style-name="T14_121">large</text:span><text:span text:style-name="T14_122"><text:s/></text:span><text:span text:style-name="T14_123">amounts</text:span><text:span text:style-name="T14_124"><text:s/></text:span><text:span text:style-name="T14_125">of</text:span><text:span text:style-name="T14_126"><text:s/></text:span><text:span text:style-name="T14_127">information</text:span><text:span text:style-name="T14_128"><text:s/></text:span><text:span text:style-name="T14_129">rather</text:span><text:span text:style-name="T14_130"><text:s/></text:span><text:span text:style-name="T14_131">quickly</text:span><text:span text:style-name="T14_132"><text:s/>(</text:span><text:span text:style-name="T14_133">Markel</text:span><text:span text:style-name="T14_134"><text:s/>209).<text:s text:c="2"/></text:span><text:span text:style-name="T14_135">This</text:span><text:span text:style-name="T14_136"><text:s/></text:span><text:span text:style-name="T14_137">organized</text:span><text:span text:style-name="T14_138"><text:s/></text:span><text:span text:style-name="T14_139">form</text:span><text:span text:style-name="T14_140"><text:s/></text:span><text:span text:style-name="T14_141">of</text:span><text:span text:style-name="T14_142"><text:s/></text:span><text:span text:style-name="T14_143">literature</text:span><text:span text:style-name="T14_144"><text:s/></text:span><text:span text:style-name="T14_145">helps</text:span><text:span text:style-name="T14_146"><text:s/></text:span><text:span text:style-name="T14_147">the</text:span><text:span text:style-name="T14_148"><text:s/></text:span><text:span text:style-name="T14_149">reader</text:span><text:span text:style-name="T14_150"><text:s/></text:span><text:span text:style-name="T14_151">comprehend</text:span><text:span text:style-name="T14_152"><text:s/></text:span><text:span text:style-name="T14_153">the</text:span><text:span text:style-name="T14_154"><text:s/></text:span><text:span text:style-name="T14_155">material</text:span><text:span text:style-name="T14_156"><text:s/></text:span><text:span text:style-name="T14_157">as</text:span><text:span text:style-name="T14_158"><text:s/></text:span><text:span text:style-name="T14_159">well</text:span><text:span text:style-name="T14_160"><text:s/></text:span><text:span text:style-name="T14_161">as</text:span><text:span text:style-name="T14_162"><text:s/></text:span><text:span text:style-name="T14_163">remember</text:span><text:span text:style-name="T14_164"><text:s/></text:span><text:span text:style-name="T14_165">the</text:span><text:span text:style-name="T14_166"><text:s/></text:span><text:span text:style-name="T14_167">bulleted</text:span><text:span text:style-name="T14_168"><text:s/></text:span><text:span text:style-name="T14_169">points</text:span><text:span text:style-name="T14_170">.<text:s text:c="2"/></text:span><text:span text:style-name="T14_171">Creating</text:span><text:span text:style-name="T14_172"><text:s/></text:span><text:span text:style-name="T14_173">structured</text:span><text:span text:style-name="T14_174"><text:s/></text:span><text:span text:style-name="T14_175">lists</text:span><text:span text:style-name="T14_176"><text:s/></text:span><text:span text:style-name="T14_177">can</text:span><text:span text:style-name="T14_178"><text:s/></text:span><text:span text:style-name="T14_179">also</text:span><text:span text:style-name="T14_180"><text:s/></text:span><text:span text:style-name="T14_181">help</text:span><text:span text:style-name="T14_182"><text:s/></text:span><text:span text:style-name="T14_183">the</text:span><text:span text:style-name="T14_184"><text:s/></text:span><text:span text:style-name="T14_185">writer</text:span><text:span text:style-name="T14_186"><text:s/></text:span><text:span text:style-name="T14_187">stay</text:span><text:span text:style-name="T14_188"><text:s/></text:span><text:span text:style-name="T14_189">on</text:span><text:span text:style-name="T14_190"><text:s/></text:span><text:span text:style-name="T14_191">topic</text:span><text:span text:style-name="T14_192"><text:s/></text:span><text:span text:style-name="T14_193">and</text:span><text:span text:style-name="T14_194"><text:s/></text:span><text:span text:style-name="T14_195">only</text:span><text:span text:style-name="T14_196"><text:s/></text:span><text:span text:style-name="T14_197">provide</text:span><text:span text:style-name="T14_198"><text:s/></text:span><text:span text:style-name="T14_199">information</text:span><text:span text:style-name="T14_200"><text:s/></text:span><text:span text:style-name="T14_201">related</text:span><text:span text:style-name="T14_202"><text:s/></text:span><text:span text:style-name="T14_203">to</text:span><text:span text:style-name="T14_204"><text:s/></text:span><text:span text:style-name="T14_205">the</text:span><text:span text:style-name="T14_206"><text:s/></text:span><text:span text:style-name="T14_207">bulleted</text:span><text:span text:style-name="T14_208"><text:s/></text:span><text:span text:style-name="T14_209">point</text:span><text:span text:style-name="T14_210">,<text:s/></text:span><text:span text:style-name="T14_211">this</text:span><text:span text:style-name="T14_212"><text:s/></text:span><text:span text:style-name="T14_213">helps</text:span><text:span text:style-name="T14_214"><text:s/></text:span><text:span text:style-name="T14_215">to</text:span><text:span text:style-name="T14_216"><text:s/></text:span><text:span text:style-name="T14_217">keep</text:span><text:span text:style-name="T14_218"><text:s/></text:span><text:span text:style-name="T14_219">my</text:span><text:span text:style-name="T14_220"><text:s/></text:span><text:span text:style-name="T14_221">resume</text:span><text:span text:style-name="T14_222"><text:s/></text:span><text:span text:style-name="T14_223">short</text:span><text:span text:style-name="T14_224"><text:s/></text:span><text:span text:style-name="T14_225">and</text:span><text:span text:style-name="T14_226"><text:s/></text:span><text:span text:style-name="T14_227">concise</text:span><text:span text:style-name="T14_228">.<text:s text:c="2"/></text:span><text:span text:style-name="T14_229">Listing</text:span><text:span text:style-name="T14_230"><text:s/></text:span><text:span text:style-name="T14_231">the</text:span><text:span text:style-name="T14_232"><text:s/></text:span><text:span text:style-name="T14_233">skills</text:span><text:span text:style-name="T14_234"><text:s/></text:span><text:span text:style-name="T14_235">helps</text:span><text:span text:style-name="T14_236"><text:s/></text:span><text:span text:style-name="T14_237">managers</text:span><text:span text:style-name="T14_238"><text:s/></text:span><text:span text:style-name="T14_239">who</text:span><text:span text:style-name="T14_240"><text:s/></text:span><text:span text:style-name="T14_241">are</text:span><text:span text:style-name="T14_242"><text:s/></text:span><text:span text:style-name="T14_243">skimming</text:span><text:span text:style-name="T14_244"><text:s/></text:span><text:span text:style-name="T14_245">through</text:span><text:span text:style-name="T14_246"><text:s/></text:span><text:span text:style-name="T14_247">quickly</text:span><text:span text:style-name="T14_248">,<text:s/></text:span><text:span text:style-name="T14_249">find</text:span><text:span text:style-name="T14_250"><text:s/></text:span><text:span text:style-name="T14_251">what</text:span><text:span text:style-name="T14_252"><text:s/></text:span><text:span text:style-name="T14_253">they</text:span><text:span text:style-name="T14_254"><text:s/></text:span><text:span text:style-name="T14_255">are</text:span><text:span text:style-name="T14_256"><text:s/></text:span><text:span text:style-name="T14_257">looking</text:span><text:span text:style-name="T14_258"><text:s/></text:span><text:span text:style-name="T14_259">for</text:span><text:span text:style-name="T14_260"><text:s/></text:span><text:span text:style-name="T14_261">and</text:span><text:span text:style-name="T14_262"><text:s/></text:span><text:span text:style-name="T14_263">make</text:span><text:span text:style-name="T14_264"><text:s/></text:span><text:span text:style-name="T14_265">their</text:span><text:span text:style-name="T14_266"><text:s/></text:span><text:span text:style-name="T14_267">decisions</text:span><text:span text:style-name="T14_268"><text:s/></text:span><text:span text:style-name="T14_269">early</text:span><text:span text:style-name="T14_270">.<text:s text:c="2"/></text:span><text:span text:style-name="T14_271">This</text:span><text:span text:style-name="T14_272"><text:s/></text:span><text:span text:style-name="T14_273">can</text:span><text:span text:style-name="T14_274"><text:s/></text:span><text:span text:style-name="T14_275">work</text:span><text:span text:style-name="T14_276"><text:s/></text:span><text:span text:style-name="T14_277">as</text:span><text:span text:style-name="T14_278"><text:s/></text:span><text:span text:style-name="T14_279">an</text:span><text:span text:style-name="T14_280"><text:s/></text:span><text:span text:style-name="T14_281">advantage</text:span><text:span text:style-name="T14_282"><text:s/></text:span><text:span text:style-name="T14_283">to</text:span><text:span text:style-name="T14_284"><text:s/></text:span><text:span text:style-name="T14_285">the</text:span><text:span text:style-name="T14_286"><text:s/></text:span><text:span text:style-name="T14_287">applicant</text:span><text:span text:style-name="T14_288"><text:s/></text:span><text:span text:style-name="T14_289">who</text:span><text:span text:style-name="T14_290"><text:s/></text:span><text:span text:style-name="T14_291">is</text:span><text:span text:style-name="T14_292"><text:s/></text:span><text:span text:style-name="T14_293">truly</text:span><text:span text:style-name="T14_294"><text:s/></text:span><text:span text:style-name="T14_295">fit</text:span><text:span text:style-name="T14_296"><text:s/></text:span><text:span text:style-name="T14_297">for</text:span><text:span text:style-name="T14_298"><text:s/></text:span><text:span text:style-name="T14_299">the</text:span><text:span text:style-name="T14_300"><text:s/></text:span><text:span text:style-name="T14_301">job</text:span><text:span text:style-name="T14_302">.<text:s text:c="2"/></text:span><text:span text:style-name="T14_303">This</text:span><text:span text:style-name="T14_304"><text:s/></text:span><text:span text:style-name="T14_305">leads</text:span><text:span text:style-name="T14_306"><text:s/></text:span><text:span text:style-name="T14_307">me</text:span><text:span text:style-name="T14_308"><text:s/></text:span><text:span text:style-name="T14_309">to</text:span><text:span text:style-name="T14_310"><text:s/></text:span><text:span text:style-name="T14_311">my</text:span><text:span text:style-name="T14_312"><text:s/></text:span><text:span text:style-name="T14_313">third</text:span><text:span text:style-name="T14_314"><text:s/></text:span><text:span text:style-name="T14_315">point</text:span><text:span text:style-name="T14_316">,<text:s/></text:span><text:span text:style-name="T14_317">remaining</text:span><text:span text:style-name="T14_318"><text:s/></text:span><text:span text:style-name="T14_319">honest</text:span><text:span text:style-name="T14_320"><text:s/></text:span><text:span text:style-name="T14_321">in</text:span><text:span text:style-name="T14_322"><text:s/></text:span><text:span text:style-name="T14_323">your</text:span><text:span text:style-name="T14_324"><text:s/></text:span><text:span text:style-name="T14_325">persuasive</text:span><text:span text:style-name="T14_326"><text:s/></text:span><text:span text:style-name="T14_327">writing</text:span><text:span text:style-name="T14_328">.</text:span></text:p>
      <text:p text:style-name="P15"/>
      <text:p text:style-name="P16"/>
      <text:p text:style-name="P17"><text:span text:style-name="T17_1">Although</text:span><text:span text:style-name="T17_2"><text:s/></text:span><text:span text:style-name="T17_3">it</text:span><text:span text:style-name="T17_4"><text:s/></text:span><text:span text:style-name="T17_5">may</text:span><text:span text:style-name="T17_6"><text:s/></text:span><text:span text:style-name="T17_7">be</text:span><text:span text:style-name="T17_8"><text:s/></text:span><text:span text:style-name="T17_9">easy</text:span><text:span text:style-name="T17_10"><text:s/></text:span><text:span text:style-name="T17_11">to</text:span><text:span text:style-name="T17_12"><text:s/></text:span><text:span text:style-name="T17_13">think</text:span><text:span text:style-name="T17_14"><text:s/></text:span><text:span text:style-name="T17_15">about</text:span><text:span text:style-name="T17_16"><text:s/></text:span><text:span text:style-name="T17_17">all</text:span><text:span text:style-name="T17_18"><text:s/></text:span><text:span text:style-name="T17_19">your</text:span><text:span text:style-name="T17_20"><text:s/></text:span><text:span text:style-name="T17_21">accomplishments</text:span><text:span text:style-name="T17_22"><text:s/></text:span><text:span text:style-name="T17_23">and</text:span><text:span text:style-name="T17_24"><text:s/></text:span><text:span text:style-name="T17_25">get</text:span><text:span text:style-name="T17_26"><text:s/></text:span><text:span text:style-name="T17_27">carried</text:span><text:span text:style-name="T17_28"><text:s/></text:span><text:span text:style-name="T17_29">away</text:span><text:span text:style-name="T17_30">,<text:s/></text:span><text:span text:style-name="T17_31">we</text:span><text:span text:style-name="T17_32"><text:s/></text:span><text:span text:style-name="T17_33">must</text:span><text:span text:style-name="T17_34"><text:s/></text:span><text:span text:style-name="T17_35">stay</text:span><text:span text:style-name="T17_36"><text:s/></text:span><text:span text:style-name="T17_37">true</text:span><text:span text:style-name="T17_38"><text:s/></text:span><text:span text:style-name="T17_39">to</text:span><text:span text:style-name="T17_40"><text:s/></text:span><text:span text:style-name="T17_41">ourselves</text:span><text:span text:style-name="T17_42"><text:s/></text:span><text:span text:style-name="T17_43">and</text:span><text:span text:style-name="T17_44"><text:s/></text:span><text:span text:style-name="T17_45">our</text:span><text:span text:style-name="T17_46"><text:s/></text:span><text:span text:style-name="T17_47">readers</text:span><text:span text:style-name="T17_48"><text:s/></text:span><text:span text:style-name="T17_49">when</text:span><text:span text:style-name="T17_50"><text:s/></text:span><text:span text:style-name="T17_51">creating</text:span><text:span text:style-name="T17_52"><text:s/></text:span><text:span text:style-name="T17_53">persuasive</text:span><text:span text:style-name="T17_54"><text:s/></text:span><text:span text:style-name="T17_55">documents</text:span><text:span text:style-name="T17_56"><text:s/></text:span><text:span text:style-name="T17_57">like</text:span><text:span text:style-name="T17_58"><text:s/></text:span><text:span text:style-name="T17_59">a</text:span><text:span text:style-name="T17_60"><text:s/></text:span><text:span text:style-name="T17_61">resume</text:span><text:span text:style-name="T17_62"><text:s/></text:span><text:span text:style-name="T17_63">or</text:span><text:span text:style-name="T17_64"><text:s/></text:span><text:span text:style-name="T17_65">cover</text:span><text:span text:style-name="T17_66"><text:s/></text:span><text:span text:style-name="T17_67">letter</text:span><text:span text:style-name="T17_68">.<text:s text:c="2"/></text:span><text:span text:style-name="T17_69">A</text:span><text:span text:style-name="T17_70"><text:s/></text:span><text:span text:style-name="T17_71">writer</text:span><text:span text:style-name="T17_72"><text:s/></text:span><text:span text:style-name="T17_73">may</text:span><text:span text:style-name="T17_74"><text:s/></text:span><text:span text:style-name="T17_75">be</text:span><text:span text:style-name="T17_76"><text:s/></text:span><text:span text:style-name="T17_77">able</text:span><text:span text:style-name="T17_78"><text:s/></text:span><text:span text:style-name="T17_79">to</text:span><text:span text:style-name="T17_80"><text:s/></text:span><text:span text:style-name="T17_81">get</text:span><text:span text:style-name="T17_82"><text:s/></text:span><text:span text:style-name="T17_83">away</text:span><text:span text:style-name="T17_84"><text:s/></text:span><text:span text:style-name="T17_85">with</text:span><text:span text:style-name="T17_86"><text:s/></text:span><text:span text:style-name="T17_87">faking</text:span><text:span text:style-name="T17_88"><text:s/></text:span><text:span text:style-name="T17_89">honesty</text:span><text:span text:style-name="T17_90"><text:s/></text:span><text:span text:style-name="T17_91">in</text:span><text:span text:style-name="T17_92"><text:s/></text:span><text:span text:style-name="T17_93">some</text:span><text:span text:style-name="T17_94"><text:s/></text:span><text:span text:style-name="T17_95">writing</text:span><text:span text:style-name="T17_96">;<text:s/></text:span><text:span text:style-name="T17_97">however</text:span><text:span text:style-name="T17_98"><text:s/></text:span><text:span text:style-name="T17_99">in</text:span><text:span text:style-name="T17_100"><text:s/></text:span><text:span text:style-name="T17_101">regard</text:span><text:span text:style-name="T17_102"><text:s/></text:span><text:span text:style-name="T17_103">to</text:span><text:span text:style-name="T17_104"><text:s/></text:span><text:span text:style-name="T17_105">the</text:span><text:span text:style-name="T17_106"><text:s/></text:span><text:span text:style-name="T17_107">documents</text:span><text:span text:style-name="T17_108"><text:s/></text:span><text:span text:style-name="T17_109">at</text:span><text:span text:style-name="T17_110"><text:s/></text:span><text:span text:style-name="T17_111">hand</text:span><text:span text:style-name="T17_112">,<text:s/></text:span><text:span text:style-name="T17_113">exaggerated</text:span><text:span text:style-name="T17_114"><text:s/></text:span><text:span text:style-name="T17_115">achievements</text:span><text:span text:style-name="T17_116"><text:s/></text:span><text:span text:style-name="T17_117">will</text:span><text:span text:style-name="T17_118"><text:s/></text:span><text:span text:style-name="T17_119">eventually</text:span><text:span text:style-name="T17_120"><text:s/></text:span><text:span text:style-name="T17_121">come</text:span><text:span text:style-name="T17_122"><text:s/></text:span><text:span text:style-name="T17_123">to</text:span><text:span text:style-name="T17_124"><text:s/></text:span><text:span text:style-name="T17_125">light</text:span><text:span text:style-name="T17_126"><text:s/></text:span><text:span text:style-name="T17_127">in</text:span><text:span text:style-name="T17_128"><text:s/></text:span><text:span text:style-name="T17_129">the</text:span><text:span text:style-name="T17_130"><text:s/></text:span><text:span text:style-name="T17_131">interviewing</text:span><text:span text:style-name="T17_132"><text:s/></text:span><text:span text:style-name="T17_133">process</text:span><text:span text:style-name="T17_134"><text:s/>(</text:span><text:span text:style-name="T17_135">Markel</text:span><text:span text:style-name="T17_136"><text:s/>196).<text:s text:c="2"/></text:span><text:span text:style-name="T17_137">Therefore</text:span><text:span text:style-name="T17_138"><text:s/></text:span><text:span text:style-name="T17_139">trying</text:span><text:span text:style-name="T17_140"><text:s/></text:span><text:span text:style-name="T17_141">to</text:span><text:span text:style-name="T17_142"><text:s/></text:span><text:span text:style-name="T17_143">mislead</text:span><text:span text:style-name="T17_144"><text:s/></text:span><text:span text:style-name="T17_145">your</text:span><text:span text:style-name="T17_146"><text:s/></text:span><text:span text:style-name="T17_147">potential</text:span><text:span text:style-name="T17_148"><text:s/></text:span><text:span text:style-name="T17_149">managers</text:span><text:span text:style-name="T17_150"><text:s/></text:span><text:span text:style-name="T17_151">will</text:span><text:span text:style-name="T17_152"><text:s/></text:span><text:span text:style-name="T17_153">only</text:span><text:span text:style-name="T17_154"><text:s/></text:span><text:span text:style-name="T17_155">harm</text:span><text:span text:style-name="T17_156"><text:s/></text:span><text:span text:style-name="T17_157">you</text:span><text:span text:style-name="T17_158"><text:s/></text:span><text:span text:style-name="T17_159">in</text:span><text:span text:style-name="T17_160"><text:s/></text:span><text:span text:style-name="T17_161">the</text:span><text:span text:style-name="T17_162"><text:s/></text:span><text:span text:style-name="T17_163">actual</text:span><text:span text:style-name="T17_164"><text:s/></text:span><text:span text:style-name="T17_165">job</text:span><text:span text:style-name="T17_166"><text:s/></text:span><text:span text:style-name="T17_167">application</text:span><text:span text:style-name="T17_168"><text:s/></text:span><text:span text:style-name="T17_169">process</text:span><text:span text:style-name="T17_170">.<text:s text:c="2"/></text:span><text:span text:style-name="T17_171">Managers</text:span><text:span text:style-name="T17_172"><text:s/></text:span><text:span text:style-name="T17_173">will</text:span><text:span text:style-name="T17_174"><text:s/></text:span><text:span text:style-name="T17_175">hire</text:span><text:span text:style-name="T17_176"><text:s/></text:span><text:span text:style-name="T17_177">you</text:span><text:span text:style-name="T17_178"><text:s/></text:span><text:span text:style-name="T17_179">to</text:span><text:span text:style-name="T17_180"><text:s/></text:span><text:span text:style-name="T17_181">further</text:span><text:span text:style-name="T17_182"><text:s/></text:span><text:span text:style-name="T17_183">their</text:span><text:span text:style-name="T17_184"><text:s/></text:span><text:span text:style-name="T17_185">company</text:span><text:span text:style-name="T17_186">’</text:span><text:span text:style-name="T17_187">s</text:span><text:span text:style-name="T17_188"><text:s/></text:span><text:span text:style-name="T17_189">aims</text:span><text:span text:style-name="T17_190"><text:s/></text:span><text:span text:style-name="T17_191">and</text:span><text:span text:style-name="T17_192"><text:s/></text:span><text:span text:style-name="T17_193">will</text:span><text:span text:style-name="T17_194"><text:s/></text:span><text:span text:style-name="T17_195">want</text:span><text:span text:style-name="T17_196"><text:s/></text:span><text:span text:style-name="T17_197">to</text:span><text:span text:style-name="T17_198"><text:s/></text:span><text:span text:style-name="T17_199">ensure</text:span><text:span text:style-name="T17_200"><text:s/></text:span><text:span text:style-name="T17_201">that</text:span><text:span text:style-name="T17_202"><text:s/></text:span><text:span text:style-name="T17_203">you</text:span><text:span text:style-name="T17_204"><text:s/></text:span><text:span text:style-name="T17_205">will</text:span><text:span text:style-name="T17_206"><text:s/></text:span><text:span text:style-name="T17_207">not</text:span><text:span text:style-name="T17_208"><text:s/></text:span><text:span text:style-name="T17_209">conduct</text:span><text:span text:style-name="T17_210"><text:s/></text:span><text:span text:style-name="T17_211">any</text:span><text:span text:style-name="T17_212"><text:s/></text:span><text:span text:style-name="T17_213">actions</text:span><text:span text:style-name="T17_214"><text:s/></text:span><text:span text:style-name="T17_215">that</text:span><text:span text:style-name="T17_216"><text:s/></text:span><text:span text:style-name="T17_217">would</text:span><text:span text:style-name="T17_218"><text:s/></text:span><text:span text:style-name="T17_219">counteract</text:span><text:span text:style-name="T17_220"><text:s/></text:span><text:span text:style-name="T17_221">those</text:span><text:span text:style-name="T17_222"><text:s/></text:span><text:span text:style-name="T17_223">aims</text:span><text:span text:style-name="T17_224"><text:s/>(</text:span><text:span text:style-name="T17_225">Markel</text:span><text:span text:style-name="T17_226"><text:s/>21).</text:span></text:p>
      <text:p text:style-name="P18"/>
      <text:p text:style-name="P19"><text:span text:style-name="T19_1"><text:tab/></text:span><text:span text:style-name="T19_2">Majority</text:span><text:span text:style-name="T19_3"><text:s/></text:span><text:span text:style-name="T19_4">of</text:span><text:span text:style-name="T19_5"><text:s/></text:span><text:span text:style-name="T19_6">the</text:span><text:span text:style-name="T19_7"><text:s/></text:span><text:span text:style-name="T19_8">techniques</text:span><text:span text:style-name="T19_9"><text:s/></text:span><text:span text:style-name="T19_10">I</text:span><text:span text:style-name="T19_11"><text:s/></text:span><text:span text:style-name="T19_12">have</text:span><text:span text:style-name="T19_13"><text:s/></text:span><text:span text:style-name="T19_14">elaborated</text:span><text:span text:style-name="T19_15"><text:s/></text:span><text:span text:style-name="T19_16">on</text:span><text:span text:style-name="T19_17"><text:s/></text:span><text:span text:style-name="T19_18">here</text:span><text:span text:style-name="T19_19"><text:s/></text:span><text:span text:style-name="T19_20">are</text:span><text:span text:style-name="T19_21"><text:s/></text:span><text:span text:style-name="T19_22">following</text:span><text:span text:style-name="T19_23"><text:s/></text:span><text:span text:style-name="T19_24">the</text:span><text:span text:style-name="T19_25"><text:s/></text:span><text:span text:style-name="T19_26">general</text:span><text:span text:style-name="T19_27"><text:s/></text:span><text:span text:style-name="T19_28">purpose</text:span><text:span text:style-name="T19_29"><text:s/></text:span><text:span text:style-name="T19_30">techniques</text:span><text:span text:style-name="T19_31"><text:s/></text:span><text:span text:style-name="T19_32">people</text:span><text:span text:style-name="T19_33"><text:s/></text:span><text:span text:style-name="T19_34">use</text:span><text:span text:style-name="T19_35"><text:s/></text:span><text:span text:style-name="T19_36">for</text:span><text:span text:style-name="T19_37"><text:s/></text:span><text:span text:style-name="T19_38">completing</text:span><text:span text:style-name="T19_39"><text:s/></text:span><text:span text:style-name="T19_40">job</text:span><text:span text:style-name="T19_41"><text:s/></text:span><text:span text:style-name="T19_42">applications</text:span><text:span text:style-name="T19_43">.<text:s text:c="2"/></text:span><text:span text:style-name="T19_44">The</text:span><text:span text:style-name="T19_45"><text:s/></text:span><text:span text:style-name="T19_46">goal</text:span><text:span text:style-name="T19_47"><text:s/></text:span><text:span text:style-name="T19_48">here</text:span><text:span text:style-name="T19_49"><text:s/></text:span><text:span text:style-name="T19_50">was</text:span><text:span text:style-name="T19_51"><text:s/></text:span><text:span text:style-name="T19_52">to</text:span><text:span text:style-name="T19_53"><text:s/></text:span><text:span text:style-name="T19_54">develop</text:span><text:span text:style-name="T19_55"><text:s/></text:span><text:span text:style-name="T19_56">a</text:span><text:span text:style-name="T19_57"><text:s/></text:span><text:span text:style-name="T19_58">deeper</text:span><text:span text:style-name="T19_59"><text:s/></text:span><text:span text:style-name="T19_60">understanding</text:span><text:span text:style-name="T19_61"><text:s/></text:span><text:span text:style-name="T19_62">why</text:span><text:span text:style-name="T19_63"><text:s/></text:span><text:span text:style-name="T19_64">many</text:span><text:span text:style-name="T19_65"><text:s/></text:span><text:span text:style-name="T19_66">writers</text:span><text:span text:style-name="T19_67"><text:s/></text:span><text:span text:style-name="T19_68">use</text:span><text:span text:style-name="T19_69"><text:s/></text:span><text:span text:style-name="T19_70">these</text:span><text:span text:style-name="T19_71"><text:s/></text:span><text:span text:style-name="T19_72">techniques</text:span><text:span text:style-name="T19_73"><text:s/></text:span><text:span text:style-name="T19_74">and</text:span><text:span text:style-name="T19_75"><text:s/></text:span><text:span text:style-name="T19_76">to</text:span><text:span text:style-name="T19_77"><text:s/></text:span><text:span text:style-name="T19_78">understand</text:span><text:span text:style-name="T19_79"><text:s/></text:span><text:span text:style-name="T19_80">the</text:span><text:span text:style-name="T19_81"><text:s/></text:span><text:span text:style-name="T19_82">overall</text:span><text:span text:style-name="T19_83"><text:s/></text:span><text:span text:style-name="T19_84">thought</text:span><text:span text:style-name="T19_85"><text:s/></text:span><text:span text:style-name="T19_86">process</text:span><text:span text:style-name="T19_87"><text:s/></text:span><text:span text:style-name="T19_88">of</text:span><text:span text:style-name="T19_89"><text:s/></text:span><text:span text:style-name="T19_90">creating</text:span><text:span text:style-name="T19_91"><text:s/></text:span><text:span text:style-name="T19_92">persuasive</text:span><text:span text:style-name="T19_93"><text:s/></text:span><text:span text:style-name="T19_94">documents</text:span><text:span text:style-name="T19_95"><text:s/></text:span><text:span text:style-name="T19_96">targeting</text:span><text:span text:style-name="T19_97"><text:s/></text:span><text:span text:style-name="T19_98">a</text:span><text:span text:style-name="T19_99"><text:s/></text:span><text:span text:style-name="T19_100">defined</text:span><text:span text:style-name="T19_101"><text:s/></text:span><text:span text:style-name="T19_102">group</text:span><text:span text:style-name="T19_103"><text:s/></text:span><text:span text:style-name="T19_104">or</text:span><text:span text:style-name="T19_105"><text:s/></text:span><text:span text:style-name="T19_106">audience</text:span><text:span text:style-name="T19_107">.<text:s/></text:span><text:span text:style-name="T19_108">Completing</text:span><text:span text:style-name="T19_109"><text:s/></text:span><text:span text:style-name="T19_110">your</text:span><text:span text:style-name="T19_111"><text:s/></text:span><text:span text:style-name="T19_112">research</text:span><text:span text:style-name="T19_113"><text:s/></text:span><text:span text:style-name="T19_114">and</text:span><text:span text:style-name="T19_115"><text:s/></text:span><text:span text:style-name="T19_116">gathering</text:span><text:span text:style-name="T19_117"><text:s/></text:span><text:span text:style-name="T19_118">the</text:span><text:span text:style-name="T19_119"><text:s/></text:span><text:span text:style-name="T19_120">right</text:span><text:span text:style-name="T19_121"><text:s/></text:span><text:span text:style-name="T19_122">information</text:span><text:span text:style-name="T19_123"><text:s/></text:span><text:span text:style-name="T19_124">will</text:span><text:span text:style-name="T19_125"><text:s/></text:span><text:span text:style-name="T19_126">help</text:span><text:span text:style-name="T19_127"><text:s/></text:span><text:span text:style-name="T19_128">you</text:span><text:span text:style-name="T19_129"><text:s/></text:span><text:span text:style-name="T19_130">write</text:span><text:span text:style-name="T19_131"><text:s/></text:span><text:span text:style-name="T19_132">your</text:span><text:span text:style-name="T19_133"><text:s/></text:span><text:span text:style-name="T19_134">documents</text:span><text:span text:style-name="T19_135"><text:s/></text:span><text:span text:style-name="T19_136">which</text:span><text:span text:style-name="T19_137"><text:s/></text:span><text:span text:style-name="T19_138">cater</text:span><text:span text:style-name="T19_139"><text:s/></text:span><text:span text:style-name="T19_140">to</text:span><text:span text:style-name="T19_141"><text:s/></text:span><text:span text:style-name="T19_142">your</text:span><text:span text:style-name="T19_143"><text:s/></text:span><text:span text:style-name="T19_144">reader</text:span><text:span text:style-name="T19_145">'</text:span><text:span text:style-name="T19_146">s</text:span><text:span text:style-name="T19_147"><text:s/></text:span><text:span text:style-name="T19_148">personality</text:span><text:span text:style-name="T19_149">,<text:s/></text:span><text:span text:style-name="T19_150">culture</text:span><text:span text:style-name="T19_151">,<text:s/></text:span><text:span text:style-name="T19_152">and</text:span><text:span text:style-name="T19_153"><text:s/></text:span><text:span text:style-name="T19_154">experiences</text:span><text:span text:style-name="T19_155">.<text:s/></text:span><text:span text:style-name="T19_156">This</text:span><text:span text:style-name="T19_157"><text:s/></text:span><text:span text:style-name="T19_158">helps</text:span><text:span text:style-name="T19_159"><text:s/></text:span><text:span text:style-name="T19_160">your</text:span><text:span text:style-name="T19_161"><text:s/></text:span><text:span text:style-name="T19_162">reader</text:span><text:span text:style-name="T19_163"><text:s/></text:span><text:span text:style-name="T19_164">accept</text:span><text:span text:style-name="T19_165"><text:s/></text:span><text:span text:style-name="T19_166">your</text:span><text:span text:style-name="T19_167"><text:s/></text:span><text:span text:style-name="T19_168">ideas</text:span><text:span text:style-name="T19_169"><text:s/></text:span><text:span text:style-name="T19_170">and</text:span><text:span text:style-name="T19_171"><text:s/></text:span><text:span text:style-name="T19_172">viewpoints</text:span><text:span text:style-name="T19_173"><text:s/></text:span><text:span text:style-name="T19_174">more</text:span><text:span text:style-name="T19_175"><text:s/></text:span><text:span text:style-name="T19_176">easily</text:span><text:span text:style-name="T19_177">.<text:s/></text:span><text:span text:style-name="T19_178">As</text:span><text:span text:style-name="T19_179"><text:s/></text:span><text:span text:style-name="T19_180">we</text:span><text:span text:style-name="T19_181"><text:s/></text:span><text:span text:style-name="T19_182">saw</text:span><text:span text:style-name="T19_183"><text:s/></text:span><text:span text:style-name="T19_184">taking</text:span><text:span text:style-name="T19_185"><text:s/></text:span><text:span text:style-name="T19_186">into</text:span><text:span text:style-name="T19_187"><text:s/></text:span><text:span text:style-name="T19_188">account</text:span><text:span text:style-name="T19_189"><text:s/></text:span><text:span text:style-name="T19_190">what</text:span><text:span text:style-name="T19_191"><text:s/></text:span><text:span text:style-name="T19_192">your</text:span><text:span text:style-name="T19_193"><text:s/></text:span><text:span text:style-name="T19_194">audience</text:span><text:span text:style-name="T19_195"><text:s/></text:span><text:span text:style-name="T19_196">is</text:span><text:span text:style-name="T19_197"><text:s/></text:span><text:span text:style-name="T19_198">conspiring</text:span><text:span text:style-name="T19_199"><text:s/></text:span><text:span text:style-name="T19_200">for</text:span><text:span text:style-name="T19_201">,<text:s/></text:span><text:span text:style-name="T19_202">will</text:span><text:span text:style-name="T19_203"><text:s/></text:span><text:span text:style-name="T19_204">help</text:span><text:span text:style-name="T19_205"><text:s/></text:span><text:span text:style-name="T19_206">you</text:span><text:span text:style-name="T19_207"><text:s/></text:span><text:span text:style-name="T19_208">appeal</text:span><text:span text:style-name="T19_209"><text:s/></text:span><text:span text:style-name="T19_210">to</text:span><text:span text:style-name="T19_211"><text:s/></text:span><text:span text:style-name="T19_212">their</text:span><text:span text:style-name="T19_213"><text:s/></text:span><text:span text:style-name="T19_214">generosity</text:span><text:span text:style-name="T19_215">.<text:s/></text:span><text:span text:style-name="T19_216">If</text:span><text:span text:style-name="T19_217"><text:s/></text:span><text:span text:style-name="T19_218">you</text:span><text:span text:style-name="T19_219"><text:s/></text:span><text:span text:style-name="T19_220">are</text:span><text:span text:style-name="T19_221"><text:s/></text:span><text:span text:style-name="T19_222">someone</text:span><text:span text:style-name="T19_223"><text:s/></text:span><text:span text:style-name="T19_224">who</text:span><text:span text:style-name="T19_225"><text:s/></text:span><text:span text:style-name="T19_226">is</text:span><text:span text:style-name="T19_227"><text:s/></text:span><text:span text:style-name="T19_228">going</text:span><text:span text:style-name="T19_229"><text:s/></text:span><text:span text:style-name="T19_230">to</text:span><text:span text:style-name="T19_231"><text:s/></text:span><text:span text:style-name="T19_232">help</text:span><text:span text:style-name="T19_233"><text:s/></text:span><text:span text:style-name="T19_234">them</text:span><text:span text:style-name="T19_235"><text:s/></text:span><text:span text:style-name="T19_236">reach</text:span><text:span text:style-name="T19_237"><text:s/></text:span><text:span text:style-name="T19_238">their</text:span><text:span text:style-name="T19_239"><text:s/></text:span><text:span text:style-name="T19_240">goals</text:span><text:span text:style-name="T19_241">,<text:s/></text:span><text:span text:style-name="T19_242">then</text:span><text:span text:style-name="T19_243"><text:s/></text:span><text:span text:style-name="T19_244">they</text:span><text:span text:style-name="T19_245"><text:s/></text:span><text:span text:style-name="T19_246">are</text:span><text:span text:style-name="T19_247"><text:s/></text:span><text:span text:style-name="T19_248">more</text:span><text:span text:style-name="T19_249"><text:s/></text:span><text:span text:style-name="T19_250">likely</text:span><text:span text:style-name="T19_251"><text:s/></text:span><text:span text:style-name="T19_252">to</text:span><text:span text:style-name="T19_253"><text:s/></text:span><text:span text:style-name="T19_254">accept</text:span><text:span text:style-name="T19_255"><text:s/></text:span><text:span text:style-name="T19_256">your</text:span><text:span text:style-name="T19_257"><text:s/></text:span><text:span text:style-name="T19_258">resume</text:span><text:span text:style-name="T19_259"><text:s/></text:span><text:span text:style-name="T19_260">and</text:span><text:span text:style-name="T19_261"><text:s/></text:span><text:span text:style-name="T19_262">offer</text:span><text:span text:style-name="T19_263"><text:s/></text:span><text:span text:style-name="T19_264">you</text:span><text:span text:style-name="T19_265"><text:s/></text:span><text:span text:style-name="T19_266">the</text:span><text:span text:style-name="T19_267"><text:s/></text:span><text:span text:style-name="T19_268">available</text:span><text:span text:style-name="T19_269"><text:s/></text:span><text:span text:style-name="T19_270">position</text:span><text:span text:style-name="T19_271"><text:s/></text:span><text:span text:style-name="T19_272">instead</text:span><text:span text:style-name="T19_273"><text:s/></text:span><text:span text:style-name="T19_274">of</text:span><text:span text:style-name="T19_275"><text:s/></text:span><text:span text:style-name="T19_276">someone</text:span><text:span text:style-name="T19_277"><text:s/></text:span><text:span text:style-name="T19_278">with</text:span><text:span text:style-name="T19_279"><text:s/></text:span><text:span text:style-name="T19_280">outstanding</text:span><text:span text:style-name="T19_281"><text:s/></text:span><text:span text:style-name="T19_282">skills</text:span><text:span text:style-name="T19_283"><text:s/></text:span><text:span text:style-name="T19_284">and</text:span><text:span text:style-name="T19_285"><text:s/></text:span><text:span text:style-name="T19_286">different</text:span><text:span text:style-name="T19_287"><text:s/></text:span><text:span text:style-name="T19_288">intentions</text:span><text:span text:style-name="T19_289">.</text:span></text:p>
      <text:p text:style-name="P20"><text:span text:style-name="T20_1"><text:tab/><text:s/></text:span><text:span text:style-name="T20_2">By</text:span><text:span text:style-name="T20_3"><text:s/></text:span><text:span text:style-name="T20_4">making</text:span><text:span text:style-name="T20_5"><text:s/></text:span><text:span text:style-name="T20_6">a</text:span><text:span text:style-name="T20_7"><text:s/></text:span><text:span text:style-name="T20_8">general</text:span><text:span text:style-name="T20_9"><text:s/></text:span><text:span text:style-name="T20_10">observation</text:span><text:span text:style-name="T20_11">,<text:s/></text:span><text:span text:style-name="T20_12">we</text:span><text:span text:style-name="T20_13"><text:s/></text:span><text:span text:style-name="T20_14">noted</text:span><text:span text:style-name="T20_15"><text:s/></text:span><text:span text:style-name="T20_16">that</text:span><text:span text:style-name="T20_17"><text:s/></text:span><text:span text:style-name="T20_18">human</text:span><text:span text:style-name="T20_19"><text:s/></text:span><text:span text:style-name="T20_20">resources</text:span><text:span text:style-name="T20_21"><text:s/></text:span><text:span text:style-name="T20_22">are</text:span><text:span text:style-name="T20_23"><text:s/></text:span><text:span text:style-name="T20_24">usually</text:span><text:span text:style-name="T20_25"><text:s/></text:span><text:span text:style-name="T20_26">reading</text:span><text:span text:style-name="T20_27"><text:s/></text:span><text:span text:style-name="T20_28">dozens</text:span><text:span text:style-name="T20_29"><text:s/></text:span><text:span text:style-name="T20_30">of</text:span><text:span text:style-name="T20_31"><text:s/></text:span><text:span text:style-name="T20_32">applications</text:span><text:span text:style-name="T20_33"><text:s/></text:span><text:span text:style-name="T20_34">per</text:span><text:span text:style-name="T20_35"><text:s/></text:span><text:span text:style-name="T20_36">day</text:span><text:span text:style-name="T20_37">.<text:s/></text:span><text:span text:style-name="T20_38">These</text:span><text:span text:style-name="T20_39"><text:s/></text:span><text:span text:style-name="T20_40">individuals</text:span><text:span text:style-name="T20_41"><text:s/></text:span><text:span text:style-name="T20_42">will</text:span><text:span text:style-name="T20_43"><text:s/></text:span><text:span text:style-name="T20_44">most</text:span><text:span text:style-name="T20_45"><text:s/></text:span><text:span text:style-name="T20_46">likely</text:span><text:span text:style-name="T20_47"><text:s/></text:span><text:span text:style-name="T20_48">not</text:span><text:span text:style-name="T20_49"><text:s/></text:span><text:span text:style-name="T20_50">have</text:span><text:span text:style-name="T20_51"><text:s/></text:span><text:span text:style-name="T20_52">to</text:span><text:span text:style-name="T20_53"><text:s/></text:span><text:span text:style-name="T20_54">time</text:span><text:span text:style-name="T20_55"><text:s/></text:span><text:span text:style-name="T20_56">nor</text:span><text:span text:style-name="T20_57"><text:s/></text:span><text:span text:style-name="T20_58">the</text:span><text:span text:style-name="T20_59"><text:s/></text:span><text:span text:style-name="T20_60">energy</text:span><text:span text:style-name="T20_61"><text:s/></text:span><text:span text:style-name="T20_62">to</text:span><text:span text:style-name="T20_63"><text:s/></text:span><text:span text:style-name="T20_64">thoroughly</text:span><text:span text:style-name="T20_65"><text:s/></text:span><text:span text:style-name="T20_66">read</text:span><text:span text:style-name="T20_67"><text:s/></text:span><text:span text:style-name="T20_68">through</text:span><text:span text:style-name="T20_69"><text:s/></text:span><text:span text:style-name="T20_70">an</text:span><text:span text:style-name="T20_71"><text:s/></text:span><text:span text:style-name="T20_72">applicant</text:span><text:span text:style-name="T20_73">'</text:span><text:span text:style-name="T20_74">s</text:span><text:span text:style-name="T20_75"><text:s/></text:span><text:span text:style-name="T20_76">entire</text:span><text:span text:style-name="T20_77"><text:s/></text:span><text:span text:style-name="T20_78">resume</text:span><text:span text:style-name="T20_79">.<text:s/></text:span><text:span text:style-name="T20_80">To</text:span><text:span text:style-name="T20_81"><text:s/></text:span><text:span text:style-name="T20_82">make</text:span><text:span text:style-name="T20_83"><text:s/></text:span><text:span text:style-name="T20_84">it</text:span><text:span text:style-name="T20_85"><text:s/></text:span><text:span text:style-name="T20_86">easier</text:span><text:span text:style-name="T20_87"><text:s/></text:span><text:span text:style-name="T20_88">on</text:span><text:span text:style-name="T20_89"><text:s/></text:span><text:span text:style-name="T20_90">them</text:span><text:span text:style-name="T20_91"><text:s/></text:span><text:span text:style-name="T20_92">we</text:span><text:span text:style-name="T20_93"><text:s/></text:span><text:span text:style-name="T20_94">have</text:span><text:span text:style-name="T20_95"><text:s/></text:span><text:span text:style-name="T20_96">structured</text:span><text:span text:style-name="T20_97"><text:s/></text:span><text:span text:style-name="T20_98">the</text:span><text:span text:style-name="T20_99"><text:s/></text:span><text:span text:style-name="T20_100">resume</text:span><text:span text:style-name="T20_101"><text:s/></text:span><text:span text:style-name="T20_102">for</text:span><text:span text:style-name="T20_103"><text:s/></text:span><text:span text:style-name="T20_104">them</text:span><text:span text:style-name="T20_105"><text:s/></text:span><text:span text:style-name="T20_106">to</text:span><text:span text:style-name="T20_107"><text:s/></text:span><text:span text:style-name="T20_108">quickly</text:span><text:span text:style-name="T20_109"><text:s/></text:span><text:span text:style-name="T20_110">examine</text:span><text:span text:style-name="T20_111"><text:s/></text:span><text:span text:style-name="T20_112">what</text:span><text:span text:style-name="T20_113"><text:s/></text:span><text:span text:style-name="T20_114">they</text:span><text:span text:style-name="T20_115">’</text:span><text:span text:style-name="T20_116">re</text:span><text:span text:style-name="T20_117"><text:s/></text:span><text:span text:style-name="T20_118">searching</text:span><text:span text:style-name="T20_119"><text:s/></text:span><text:span text:style-name="T20_120">for</text:span><text:span text:style-name="T20_121"><text:s/></text:span><text:span text:style-name="T20_122">using</text:span><text:span text:style-name="T20_123"><text:s/></text:span><text:span text:style-name="T20_124">lists</text:span><text:span text:style-name="T20_125">.<text:s/></text:span><text:span text:style-name="T20_126">This</text:span><text:span text:style-name="T20_127"><text:s/></text:span><text:span text:style-name="T20_128">also</text:span><text:span text:style-name="T20_129"><text:s/></text:span><text:span text:style-name="T20_130">helps</text:span><text:span text:style-name="T20_131"><text:s/></text:span><text:span text:style-name="T20_132">the</text:span><text:span text:style-name="T20_133"><text:s/></text:span><text:span text:style-name="T20_134">writer</text:span><text:span text:style-name="T20_135"><text:s/></text:span><text:span text:style-name="T20_136">stay</text:span><text:span text:style-name="T20_137"><text:s/></text:span><text:span text:style-name="T20_138">concise</text:span><text:span text:style-name="T20_139"><text:s/></text:span><text:span text:style-name="T20_140">and</text:span><text:span text:style-name="T20_141"><text:s/></text:span><text:span text:style-name="T20_142">on</text:span><text:span text:style-name="T20_143"><text:s/></text:span><text:span text:style-name="T20_144">topic</text:span><text:span text:style-name="T20_145">.<text:s/></text:span><text:span text:style-name="T20_146">Finally</text:span><text:span text:style-name="T20_147">,<text:s/></text:span><text:span text:style-name="T20_148">the</text:span><text:span text:style-name="T20_149"><text:s/></text:span><text:span text:style-name="T20_150">role</text:span><text:span text:style-name="T20_151"><text:s/></text:span><text:span text:style-name="T20_152">honestly</text:span><text:span text:style-name="T20_153"><text:s/></text:span><text:span text:style-name="T20_154">plays</text:span><text:span text:style-name="T20_155"><text:s/></text:span><text:span text:style-name="T20_156">in</text:span><text:span text:style-name="T20_157"><text:s/></text:span><text:span text:style-name="T20_158">persuasive</text:span><text:span text:style-name="T20_159"><text:s/></text:span><text:span text:style-name="T20_160">writing</text:span><text:span text:style-name="T20_161">.<text:s/></text:span><text:span text:style-name="T20_162">Misleading</text:span><text:span text:style-name="T20_163"><text:s/></text:span><text:span text:style-name="T20_164">the</text:span><text:span text:style-name="T20_165"><text:s/></text:span><text:span text:style-name="T20_166">managers</text:span><text:span text:style-name="T20_167"><text:s/></text:span><text:span text:style-name="T20_168">you</text:span><text:span text:style-name="T20_169"><text:s/></text:span><text:span text:style-name="T20_170">want</text:span><text:span text:style-name="T20_171"><text:s/></text:span><text:span text:style-name="T20_172">to</text:span><text:span text:style-name="T20_173"><text:s/></text:span><text:span text:style-name="T20_174">work</text:span><text:span text:style-name="T20_175"><text:s/></text:span><text:span text:style-name="T20_176">for</text:span><text:span text:style-name="T20_177"><text:s/></text:span><text:span text:style-name="T20_178">will</text:span><text:span text:style-name="T20_179"><text:s/></text:span><text:span text:style-name="T20_180">only</text:span><text:span text:style-name="T20_181"><text:s/></text:span><text:span text:style-name="T20_182">harm</text:span><text:span text:style-name="T20_183"><text:s/></text:span><text:span text:style-name="T20_184">your</text:span><text:span text:style-name="T20_185"><text:s/></text:span><text:span text:style-name="T20_186">credibility</text:span><text:span text:style-name="T20_187"><text:s/></text:span><text:span text:style-name="T20_188">once</text:span><text:span text:style-name="T20_189"><text:s/></text:span><text:span text:style-name="T20_190">the</text:span><text:span text:style-name="T20_191"><text:s/></text:span><text:span text:style-name="T20_192">truth</text:span><text:span text:style-name="T20_193"><text:s/></text:span><text:span text:style-name="T20_194">is</text:span><text:span text:style-name="T20_195"><text:s/></text:span><text:span text:style-name="T20_196">revealed</text:span><text:span text:style-name="T20_197">.<text:s/></text:span><text:span text:style-name="T20_198">Low</text:span><text:span text:style-name="T20_199"><text:s/></text:span><text:span text:style-name="T20_200">credibility</text:span><text:span text:style-name="T20_201"><text:s/></text:span><text:span text:style-name="T20_202">is</text:span><text:span text:style-name="T20_203"><text:s/></text:span><text:span text:style-name="T20_204">extremely</text:span><text:span text:style-name="T20_205"><text:s/></text:span><text:span text:style-name="T20_206">dangerous</text:span><text:span text:style-name="T20_207"><text:s/></text:span><text:span text:style-name="T20_208">because</text:span><text:span text:style-name="T20_209"><text:s/></text:span><text:span text:style-name="T20_210">reader</text:span><text:span text:style-name="T20_211">'</text:span><text:span text:style-name="T20_212">s</text:span><text:span text:style-name="T20_213"><text:s/></text:span><text:span text:style-name="T20_214">will</text:span><text:span text:style-name="T20_215"><text:s/></text:span><text:span text:style-name="T20_216">lose</text:span><text:span text:style-name="T20_217"><text:s/></text:span><text:span text:style-name="T20_218">faith</text:span><text:span text:style-name="T20_219"><text:s/></text:span><text:span text:style-name="T20_220">in</text:span><text:span text:style-name="T20_221"><text:s/></text:span><text:span text:style-name="T20_222">all</text:span><text:span text:style-name="T20_223"><text:s/></text:span><text:span text:style-name="T20_224">your</text:span><text:span text:style-name="T20_225"><text:s/></text:span><text:span text:style-name="T20_226">arguments</text:span><text:span text:style-name="T20_227">.<text:s/></text:span><text:span text:style-name="T20_228">All</text:span><text:span text:style-name="T20_229"><text:s/></text:span><text:span text:style-name="T20_230">the</text:span><text:span text:style-name="T20_231"><text:s/></text:span><text:span text:style-name="T20_232">techniques</text:span><text:span text:style-name="T20_233"><text:s/></text:span><text:span text:style-name="T20_234">discussed</text:span><text:span text:style-name="T20_235"><text:s/></text:span><text:span text:style-name="T20_236">here</text:span><text:span text:style-name="T20_237"><text:s/></text:span><text:span text:style-name="T20_238">can</text:span><text:span text:style-name="T20_239"><text:s/></text:span><text:span text:style-name="T20_240">help</text:span><text:span text:style-name="T20_241"><text:s/></text:span><text:span text:style-name="T20_242">develop</text:span><text:span text:style-name="T20_243"><text:s/></text:span><text:span text:style-name="T20_244">a</text:span><text:span text:style-name="T20_245"><text:s/></text:span><text:span text:style-name="T20_246">very</text:span><text:span text:style-name="T20_247"><text:s/></text:span><text:span text:style-name="T20_248">convincing</text:span><text:span text:style-name="T20_249"><text:s/></text:span><text:span text:style-name="T20_250">resume</text:span><text:span text:style-name="T20_251"><text:s/></text:span><text:span text:style-name="T20_252">and</text:span><text:span text:style-name="T20_253"><text:s/></text:span><text:span text:style-name="T20_254">cover</text:span><text:span text:style-name="T20_255"><text:s/></text:span><text:span text:style-name="T20_256">letter</text:span><text:span text:style-name="T20_257"><text:s/></text:span><text:span text:style-name="T20_258">if</text:span><text:span text:style-name="T20_259"><text:s/></text:span><text:span text:style-name="T20_260">done</text:span><text:span text:style-name="T20_261"><text:s/></text:span><text:span text:style-name="T20_262">properly</text:span><text:span text:style-name="T20_263">.<text:s/></text:span><text:span text:style-name="T20_264">While</text:span><text:span text:style-name="T20_265"><text:s/></text:span><text:span text:style-name="T20_266">some</text:span><text:span text:style-name="T20_267"><text:s/></text:span><text:span text:style-name="T20_268">techniques</text:span><text:span text:style-name="T20_269"><text:s/></text:span><text:span text:style-name="T20_270">are</text:span><text:span text:style-name="T20_271"><text:s/></text:span><text:span text:style-name="T20_272">obvious</text:span><text:span text:style-name="T20_273">,<text:s/></text:span><text:span text:style-name="T20_274">others</text:span><text:span text:style-name="T20_275"><text:s/></text:span><text:span text:style-name="T20_276">are</text:span><text:span text:style-name="T20_277"><text:s/></text:span><text:span text:style-name="T20_278">more</text:span><text:span text:style-name="T20_279"><text:s/></text:span><text:span text:style-name="T20_280">subtle</text:span><text:span text:style-name="T20_281">,<text:s/></text:span><text:span text:style-name="T20_282">but</text:span><text:span text:style-name="T20_283"><text:s/></text:span><text:span text:style-name="T20_284">both</text:span><text:span text:style-name="T20_285"><text:s/></text:span><text:span text:style-name="T20_286">require</text:span><text:span text:style-name="T20_287"><text:s/></text:span><text:span text:style-name="T20_288">strong</text:span><text:span text:style-name="T20_289"><text:s/></text:span><text:span text:style-name="T20_290">understanding</text:span><text:span text:style-name="T20_291"><text:s/></text:span><text:span text:style-name="T20_292">and</text:span><text:span text:style-name="T20_293"><text:s/></text:span><text:span text:style-name="T20_294">correct</text:span><text:span text:style-name="T20_295"><text:s/></text:span><text:span text:style-name="T20_296">execution</text:span><text:span text:style-name="T20_297"><text:s/></text:span><text:span text:style-name="T20_298">to</text:span><text:span text:style-name="T20_299"><text:s/></text:span><text:span text:style-name="T20_300">be</text:span><text:span text:style-name="T20_301"><text:s/></text:span><text:span text:style-name="T20_302">effective</text:span><text:span text:style-name="T20_303">.<text:line-break/></text:span></text:p>
      <text:p text:style-name="P21"/>
      <text:p text:style-name="P22"/>
      <text:p text:style-name="P23"><text:span text:style-name="T23_1">-<text:s/></text:span><text:span text:style-name="T23_2">Works</text:span><text:span text:style-name="T23_3"><text:s/></text:span><text:span text:style-name="T23_4">Cited</text:span><text:span text:style-name="T23_5"><text:s/>-<text:s/></text:span></text:p>
      <text:p text:style-name="P24"><text:span text:style-name="T24_1">Markel</text:span><text:span text:style-name="T24_2">,<text:s/></text:span><text:span text:style-name="T24_3">M</text:span><text:span text:style-name="T24_4">.<text:s/>(2012).<text:s/></text:span><text:span text:style-name="T24_5">Technical</text:span><text:span text:style-name="T24_6"><text:s/></text:span><text:span text:style-name="T24_7">communication</text:span><text:span text:style-name="T24_8">.<text:s/>(10</text:span><text:span text:style-name="T24_9">th</text:span><text:span text:style-name="T24_10"><text:s/></text:span><text:span text:style-name="T24_11">ed</text:span><text:span text:style-name="T24_12">.<text:s/></text:span><text:span text:style-name="T24_13">ed</text:span><text:span text:style-name="T24_14">.).<text:s/></text:span><text:span text:style-name="T24_15">Boston</text:span><text:span text:style-name="T24_16">:<text:s/></text:span><text:span text:style-name="T24_17">Bedford</text:span><text:span text:style-name="T24_18">/</text:span><text:span text:style-name="T24_19">St</text:span><text:span text:style-name="T24_20">.<text:s/></text:span><text:span text:style-name="T24_21">Martins</text:span><text:span text:style-name="T24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